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2" style:family="paragraph" style:parent-style-name="Heading_20_1">
      <style:paragraph-properties fo:margin-left="0cm" fo:margin-right="0cm" fo:margin-top="0cm" fo:margin-bottom="0cm" loext:contextual-spacing="false" fo:line-height="115%" fo:text-indent="0cm" style:auto-text-indent="false"/>
    </style:style>
    <style:style style:name="P3" style:family="paragraph" style:parent-style-name="Heading_20_1">
      <loext:graphic-properties draw:fill="none"/>
      <style:paragraph-properties fo:margin-left="0cm" fo:margin-right="0cm" fo:margin-top="0cm" fo:margin-bottom="0cm" loext:contextual-spacing="false" fo:line-height="115%" fo:text-indent="0cm" style:auto-text-indent="false" fo:background-color="transparent"/>
    </style:style>
    <style:style style:name="P4" style:family="paragraph" style:parent-style-name="Heading_20_1" style:master-page-name="">
      <style:paragraph-properties fo:margin-left="0cm" fo:margin-right="0cm" fo:margin-top="0cm" fo:margin-bottom="0cm" loext:contextual-spacing="false" fo:line-height="115%" fo:text-align="justify" style:justify-single-word="false" fo:text-indent="0cm" style:auto-text-indent="false" style:page-number="auto"/>
    </style:style>
    <style:style style:name="P5" style:family="paragraph" style:parent-style-name="Heading_20_3">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6" style:family="paragraph" style:parent-style-name="Heading_20_3">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7f3d83"/>
    </style:style>
    <style:style style:name="P7" style:family="paragraph" style:parent-style-name="Heading_20_2">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8" style:family="paragraph" style:parent-style-name="Heading_20_2">
      <style:paragraph-properties fo:margin-left="0cm" fo:margin-right="0cm" fo:margin-top="0cm" fo:margin-bottom="0cm" loext:contextual-spacing="false" fo:line-height="115%" fo:text-indent="0cm" style:auto-text-indent="false"/>
    </style:style>
    <style:style style:name="P9" style:family="paragraph" style:parent-style-name="Heading_20_2">
      <loext:graphic-properties draw:fill="none"/>
      <style:paragraph-properties fo:margin-left="0cm" fo:margin-right="0cm" fo:margin-top="0cm" fo:margin-bottom="0cm" loext:contextual-spacing="false" fo:line-height="115%" fo:text-indent="0cm" style:auto-text-indent="false" fo:background-color="transparent"/>
    </style:style>
    <style:style style:name="P10"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11"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ext-properties style:font-name="Liberation Sans" officeooo:rsid="00191496" officeooo:paragraph-rsid="00191496"/>
    </style:style>
    <style:style style:name="P1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1083eb" officeooo:paragraph-rsid="003b84c1"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1221fa" officeooo:paragraph-rsid="003b84c1"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15614f" officeooo:paragraph-rsid="003f13a0"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15614f" officeooo:paragraph-rsid="003b84c1"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3f13a0" officeooo:paragraph-rsid="003f13a0" style:font-size-asian="12pt" style:font-weight-asian="normal" style:font-size-complex="12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10f978" style:font-size-asian="12pt" style:font-size-complex="12pt"/>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0f978" officeooo:paragraph-rsid="0032b495" style:font-size-asian="12pt" style:font-size-complex="12pt"/>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cb3f9" style:font-size-asian="12pt" style:font-size-complex="12pt"/>
    </style:style>
    <style:style style:name="P2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32b495" style:font-size-asian="12pt" style:font-size-complex="12pt"/>
    </style:style>
    <style:style style:name="P2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300031" style:font-size-asian="12pt" style:font-size-complex="12pt"/>
    </style:style>
    <style:style style:name="P2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45df45" officeooo:paragraph-rsid="007f3d83" style:font-size-asian="12pt" style:font-size-complex="12pt"/>
    </style:style>
    <style:style style:name="P23"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rsid="00643f22" officeooo:paragraph-rsid="007de63a" style:font-size-asian="12pt" style:font-size-complex="12pt"/>
    </style:style>
    <style:style style:name="P2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0a8987" officeooo:paragraph-rsid="005e3fe1" style:font-size-asian="12pt" style:font-size-complex="12pt"/>
    </style:style>
    <style:style style:name="P2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7aa8bf" officeooo:paragraph-rsid="007aa8bf" style:font-size-asian="12pt" style:font-size-complex="12pt"/>
    </style:style>
    <style:style style:name="P2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text-underline-style="solid" style:text-underline-width="auto" style:text-underline-color="font-color" officeooo:rsid="00191496" officeooo:paragraph-rsid="00191496" style:font-size-asian="12pt" style:font-size-complex="12pt"/>
    </style:style>
    <style:style style:name="P2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191496"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20ab9c"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20ab9c" officeooo:paragraph-rsid="0020ab9c"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48f614" officeooo:paragraph-rsid="0048f614" style:font-size-asian="12.25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officeooo:rsid="0048f614" officeooo:paragraph-rsid="0048f614"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8f614" officeooo:paragraph-rsid="0048f614"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1cb3f9" officeooo:paragraph-rsid="0048f614"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45df45" officeooo:paragraph-rsid="0048f614"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5e3fe1" officeooo:paragraph-rsid="005e3fe1"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191496" officeooo:paragraph-rsid="00191496"/>
    </style:style>
    <style:style style:name="P3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91496"/>
    </style:style>
    <style:style style:name="P3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3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4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0f978"/>
    </style:style>
    <style:style style:name="P4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cb3f9"/>
    </style:style>
    <style:style style:name="P4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8e4ed6"/>
    </style:style>
    <style:style style:name="P4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f13a0"/>
    </style:style>
    <style:style style:name="P4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b84c1"/>
    </style:style>
    <style:style style:name="P4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4c89a9"/>
    </style:style>
    <style:style style:name="P4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8fd8a1"/>
    </style:style>
    <style:style style:name="P4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98864b"/>
    </style:style>
    <style:style style:name="P4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3b84c1" style:font-weight-asian="normal" style:font-weight-complex="normal"/>
    </style:style>
    <style:style style:name="P4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563ce9" style:font-weight-asian="normal" style:font-weight-complex="normal"/>
    </style:style>
    <style:style style:name="P5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4c89a9" style:font-weight-asian="normal" style:font-weight-complex="normal"/>
    </style:style>
    <style:style style:name="P5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7bd85f" officeooo:paragraph-rsid="003b84c1" style:font-weight-asian="normal" style:font-weight-complex="normal"/>
    </style:style>
    <style:style style:name="P52"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1083eb" officeooo:paragraph-rsid="003b84c1" style:font-weight-asian="normal" style:font-weight-complex="normal"/>
    </style:style>
    <style:style style:name="P53"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15725c" officeooo:paragraph-rsid="003b84c1" style:font-weight-asian="normal" style:font-weight-complex="normal"/>
    </style:style>
    <style:style style:name="P54"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4c89a9" officeooo:paragraph-rsid="004c89a9" style:font-weight-asian="normal" style:font-weight-complex="normal"/>
    </style:style>
    <style:style style:name="P55"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4c89a9" officeooo:paragraph-rsid="00532b16" style:font-weight-asian="normal" style:font-weight-complex="normal"/>
    </style:style>
    <style:style style:name="P56"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532b16" officeooo:paragraph-rsid="00532b16" style:font-weight-asian="normal" style:font-weight-complex="normal"/>
    </style:style>
    <style:style style:name="P57"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rsid="00543048" officeooo:paragraph-rsid="00543048" style:font-weight-asian="normal" style:font-weight-complex="normal"/>
    </style:style>
    <style:style style:name="P58"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rsid="005774a3" officeooo:paragraph-rsid="005774a3"/>
    </style:style>
    <style:style style:name="P59"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3b84c1"/>
    </style:style>
    <style:style style:name="P60"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ab-stops>
          <style:tab-stop style:position="1.508cm"/>
        </style:tab-stops>
      </style:paragraph-properties>
      <style:text-properties fo:font-size="18pt" officeooo:paragraph-rsid="002e7902" style:font-size-asian="15.75pt" style:font-size-complex="18pt"/>
    </style:style>
    <style:style style:name="P61" style:family="paragraph" style:parent-style-name="Standard">
      <loext:graphic-properties draw:fill="none"/>
      <style:paragraph-properties fo:margin-left="0cm" fo:margin-right="0cm" fo:margin-top="0cm" fo:margin-bottom="0cm" loext:contextual-spacing="false" fo:line-height="115%" fo:text-align="justify" style:justify-single-word="false" fo:text-indent="0cm" style:auto-text-indent="false" fo:break-before="page" fo:background-color="transparent"/>
      <style:text-properties style:font-name="Liberation Sans" officeooo:paragraph-rsid="00191496"/>
    </style:style>
    <style:style style:name="P62"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text-indent="0cm" style:auto-text-indent="false" style:page-number="auto" fo:background-color="transparent">
        <style:tab-stops>
          <style:tab-stop style:position="1.508cm"/>
        </style:tab-stops>
      </style:paragraph-properties>
      <style:text-properties style:font-name="Liberation Sans" officeooo:paragraph-rsid="002e7902"/>
    </style:style>
    <style:style style:name="P63" style:family="paragraph" style:parent-style-name="Standard">
      <loext:graphic-properties draw:fill="none"/>
      <style:paragraph-properties fo:margin-left="0cm" fo:margin-right="0cm" fo:margin-top="0cm" fo:margin-bottom="0.101cm" loext:contextual-spacing="false" fo:line-height="115%" fo:text-align="justify" style:justify-single-word="false" fo:text-indent="0cm" style:auto-text-indent="false" fo:background-color="transparent"/>
      <style:text-properties style:font-name="Liberation Sans" officeooo:paragraph-rsid="00191496"/>
    </style:style>
    <style:style style:name="P64" style:family="paragraph" style:parent-style-name="Default">
      <style:text-properties style:font-name="Liberation Sans"/>
    </style:style>
    <style:style style:name="P65"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font-size-asian="12pt" style:font-size-complex="12pt"/>
    </style:style>
    <style:style style:name="P66"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officeooo:paragraph-rsid="007cb70e" style:font-size-asian="12pt" style:font-size-complex="12pt"/>
    </style:style>
    <style:style style:name="P67"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643f22" officeooo:paragraph-rsid="007de63a" style:font-size-asian="12pt" style:font-size-complex="12pt"/>
    </style:style>
    <style:style style:name="P68"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8987" officeooo:paragraph-rsid="007cb70e" style:font-size-asian="12pt" style:font-weight-asian="normal" style:font-size-complex="12pt"/>
    </style:style>
    <style:style style:name="P69"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becd" officeooo:paragraph-rsid="007cb70e" style:font-size-asian="12pt" style:font-weight-asian="normal" style:font-size-complex="12pt"/>
    </style:style>
    <style:style style:name="P70" style:family="paragraph" style:parent-style-name="Default">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71"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none" fo:font-weight="normal" officeooo:rsid="00695a23" officeooo:paragraph-rsid="006eb0a3" style:font-size-asian="14pt" style:font-weight-asian="normal" style:font-size-complex="14pt" style:font-weight-complex="normal"/>
    </style:style>
    <style:style style:name="P72"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fo:font-weight="normal" officeooo:rsid="00695a23" officeooo:paragraph-rsid="006eb0a3" style:font-size-asian="14pt" style:font-weight-asian="normal" style:font-size-complex="14pt" style:font-weight-complex="normal"/>
    </style:style>
    <style:style style:name="P73" style:family="paragraph" style:parent-style-name="Default">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4pt" style:text-underline-style="solid" style:text-underline-width="auto" style:text-underline-color="font-color" officeooo:rsid="00191496" officeooo:paragraph-rsid="006eb0a3" style:font-size-asian="12.25pt" style:font-size-complex="14pt"/>
    </style:style>
    <style:style style:name="P7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style>
    <style:style style:name="P7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officeooo:paragraph-rsid="008cdf39"/>
    </style:style>
    <style:style style:name="P76"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officeooo:paragraph-rsid="008e4ed6"/>
    </style:style>
    <style:style style:name="P7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rsid="00191496"/>
    </style:style>
    <style:style style:name="P78"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1ecdef" style:font-size-asian="12pt" style:font-size-complex="12pt"/>
    </style:style>
    <style:style style:name="P79"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cb3f9" officeooo:paragraph-rsid="0042cf6c" style:font-size-asian="12pt" style:font-size-complex="12pt"/>
    </style:style>
    <style:style style:name="P80"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rsid="0012fa65" officeooo:paragraph-rsid="007f3d83" style:font-size-asian="12pt" style:font-size-complex="12pt"/>
    </style:style>
    <style:style style:name="P81"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officeooo:paragraph-rsid="007de63a" style:font-size-asian="12pt" style:font-size-complex="12pt"/>
    </style:style>
    <style:style style:name="P82"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style:font-size-asian="12pt" style:font-size-complex="12pt"/>
    </style:style>
    <style:style style:name="P8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fo:font-weight="normal" officeooo:rsid="000a8987" officeooo:paragraph-rsid="006373b0" style:font-size-asian="12pt" style:font-weight-asian="normal" style:font-size-complex="12pt"/>
    </style:style>
    <style:style style:name="P84"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12fa65" officeooo:paragraph-rsid="00972ab7" style:font-size-asian="12pt" style:font-weight-asian="normal" style:font-size-complex="12pt" style:font-weight-complex="normal"/>
    </style:style>
    <style:style style:name="P85"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size="12pt" fo:font-weight="normal" officeooo:rsid="00972ab7" officeooo:paragraph-rsid="00972ab7" style:font-size-asian="12pt" style:font-weight-asian="normal" style:font-size-complex="12pt" style:font-weight-complex="normal"/>
    </style:style>
    <style:style style:name="P8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solid" style:text-underline-width="auto" style:text-underline-color="font-color" officeooo:rsid="00643f22" officeooo:paragraph-rsid="007cb70e" style:font-size-asian="12pt" style:font-size-complex="12pt"/>
    </style:style>
    <style:style style:name="P8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solid" style:text-underline-width="auto" style:text-underline-color="font-color" officeooo:paragraph-rsid="007cb70e" style:font-size-asian="12pt" style:font-size-complex="12pt"/>
    </style:style>
    <style:style style:name="P8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solid" style:text-underline-width="auto" style:text-underline-color="font-color" officeooo:rsid="006ce31d" officeooo:paragraph-rsid="005e3fe1" style:font-size-asian="12pt" style:font-size-complex="12pt"/>
    </style:style>
    <style:style style:name="P8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fo:font-size="12pt" style:text-underline-style="solid" style:text-underline-width="auto" style:text-underline-color="font-color" fo:font-weight="normal" officeooo:rsid="007d179b" officeooo:paragraph-rsid="007cb70e" style:font-size-asian="12pt" style:font-weight-asian="normal" style:font-size-complex="12pt"/>
    </style:style>
    <style:style style:name="P90"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style:style>
    <style:style style:name="P91"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style:style>
    <style:style style:name="P92"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3a9892"/>
    </style:style>
    <style:style style:name="P93"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officeooo:paragraph-rsid="0010f978"/>
    </style:style>
    <style:style style:name="P94"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style:style>
    <style:style style:name="P9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7f3d83"/>
    </style:style>
    <style:style style:name="P9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85b7a9"/>
    </style:style>
    <style:style style:name="P97"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8fd8a1"/>
    </style:style>
    <style:style style:name="P98"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91c9f9"/>
    </style:style>
    <style:style style:name="P9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967f07"/>
    </style:style>
    <style:style style:name="P10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officeooo:paragraph-rsid="00969615"/>
    </style:style>
    <style:style style:name="P101" style:family="paragraph" style:parent-style-name="Text_20_body">
      <style:paragraph-properties fo:margin-left="0cm" fo:margin-right="0cm" fo:margin-top="0cm" fo:margin-bottom="0cm" loext:contextual-spacing="false" fo:line-height="115%" fo:text-indent="0cm" style:auto-text-indent="false"/>
      <style:text-properties style:font-name="Liberation Sans" officeooo:paragraph-rsid="005d013a"/>
    </style:style>
    <style:style style:name="P102" style:family="paragraph" style:parent-style-name="Text_20_body">
      <loext:graphic-properties draw:fill="none"/>
      <style:paragraph-properties fo:margin-left="0cm" fo:margin-right="0cm" fo:margin-top="0cm" fo:margin-bottom="0cm" loext:contextual-spacing="false" fo:line-height="115%" fo:text-align="justify" style:justify-single-word="false" fo:text-indent="0cm" style:auto-text-indent="false" fo:background-color="transparent"/>
      <style:text-properties style:font-name="Liberation Sans" fo:font-weight="normal" officeooo:paragraph-rsid="00563ce9" style:font-weight-asian="normal" style:font-weight-complex="normal"/>
    </style:style>
    <style:style style:name="P103"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style:text-underline-style="solid" style:text-underline-width="auto" style:text-underline-color="font-color"/>
    </style:style>
    <style:style style:name="P104"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style:font-name="Liberation Sans" style:text-underline-style="solid" style:text-underline-width="auto" style:text-underline-color="font-color" officeooo:paragraph-rsid="0085b7a9"/>
    </style:style>
    <style:style style:name="P10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font-size="18pt" style:font-size-asian="15.75pt" style:font-size-complex="18pt"/>
    </style:style>
    <style:style style:name="P106" style:family="paragraph" style:parent-style-name="Text_20_body">
      <style:paragraph-properties fo:margin-left="0cm" fo:margin-right="0cm" fo:margin-top="0cm" fo:margin-bottom="0.101cm" loext:contextual-spacing="false" fo:line-height="115%" fo:text-align="justify" style:justify-single-word="false" fo:text-indent="0cm" style:auto-text-indent="false"/>
      <style:text-properties style:font-name="Liberation Sans"/>
    </style:style>
    <style:style style:name="P107" style:family="paragraph" style:parent-style-name="programming">
      <style:text-properties officeooo:paragraph-rsid="008fd8a1"/>
    </style:style>
    <style:style style:name="P108" style:family="paragraph" style:parent-style-name="programming">
      <style:paragraph-properties fo:margin-left="0cm" fo:margin-right="0cm" fo:margin-top="0cm" fo:margin-bottom="0cm" loext:contextual-spacing="false" fo:line-height="115%" fo:text-indent="0cm" style:auto-text-indent="false"/>
    </style:style>
    <style:style style:name="T1" style:family="text">
      <style:text-properties officeooo:rsid="0010f978"/>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weight="normal" officeooo:rsid="0052363a" style:font-weight-asian="normal" style:font-weight-complex="normal"/>
    </style:style>
    <style:style style:name="T5" style:family="text">
      <style:text-properties fo:font-weight="normal" officeooo:rsid="0015725c" style:font-weight-asian="normal" style:font-weight-complex="normal"/>
    </style:style>
    <style:style style:name="T6" style:family="text">
      <style:text-properties fo:font-weight="normal" officeooo:rsid="003e9da7" style:font-weight-asian="normal" style:font-weight-complex="normal"/>
    </style:style>
    <style:style style:name="T7" style:family="text">
      <style:text-properties fo:font-weight="normal" officeooo:rsid="00532b16" style:font-weight-asian="normal" style:font-weight-complex="normal"/>
    </style:style>
    <style:style style:name="T8" style:family="text">
      <style:text-properties fo:font-weight="normal" officeooo:rsid="0044bf3f" style:font-weight-asian="normal" style:font-weight-complex="normal"/>
    </style:style>
    <style:style style:name="T9" style:family="text">
      <style:text-properties fo:font-weight="normal" officeooo:rsid="0098864b" style:font-weight-asian="normal" style:font-weight-complex="normal"/>
    </style:style>
    <style:style style:name="T10" style:family="text">
      <style:text-properties fo:font-weight="normal" officeooo:rsid="000f6b50" style:font-weight-asian="normal"/>
    </style:style>
    <style:style style:name="T11" style:family="text">
      <style:text-properties fo:font-weight="normal" officeooo:rsid="001957e7" style:font-weight-asian="normal"/>
    </style:style>
    <style:style style:name="T12" style:family="text">
      <style:text-properties fo:font-weight="normal" officeooo:rsid="008e4ed6" style:font-weight-asian="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3b84c1"/>
    </style:style>
    <style:style style:name="T15" style:family="text">
      <style:text-properties style:text-underline-style="solid" style:text-underline-width="auto" style:text-underline-color="font-color" fo:font-weight="normal" officeooo:rsid="000f6b50" style:font-weight-asian="normal"/>
    </style:style>
    <style:style style:name="T16" style:family="text">
      <style:text-properties style:text-underline-style="solid" style:text-underline-width="auto" style:text-underline-color="font-color" officeooo:rsid="007bd85f"/>
    </style:style>
    <style:style style:name="T17" style:family="text">
      <style:text-properties style:font-name="Liberation Sans"/>
    </style:style>
    <style:style style:name="T18" style:family="text">
      <style:text-properties style:font-name="Liberation Sans" fo:font-size="12pt" fo:font-weight="normal" officeooo:rsid="001221fa" style:font-size-asian="12pt" style:font-weight-asian="normal" style:font-size-complex="12pt" style:font-weight-complex="normal"/>
    </style:style>
    <style:style style:name="T19" style:family="text">
      <style:text-properties style:font-name="Liberation Sans" fo:font-size="12pt" fo:font-weight="normal" officeooo:rsid="008e4ed6" style:font-size-asian="12pt" style:font-weight-asian="normal" style:font-size-complex="12pt"/>
    </style:style>
    <style:style style:name="T20" style:family="text">
      <style:text-properties style:font-name="Liberation Sans" fo:font-size="12pt" officeooo:rsid="008e4ed6" style:font-size-asian="12pt" style:font-size-complex="12pt"/>
    </style:style>
    <style:style style:name="T21" style:family="text">
      <style:text-properties style:font-name="Liberation Sans" fo:font-weight="normal" officeooo:rsid="0052363a" style:font-weight-asian="normal" style:font-weight-complex="normal"/>
    </style:style>
    <style:style style:name="T22" style:family="text">
      <style:text-properties style:font-name="Liberation Sans" officeooo:rsid="008cdf39"/>
    </style:style>
    <style:style style:name="T23" style:family="text">
      <style:text-properties style:font-name="Liberation Sans" officeooo:rsid="008e4ed6"/>
    </style:style>
    <style:style style:name="T24" style:family="text">
      <style:text-properties fo:font-size="12pt" style:font-size-asian="12pt" style:font-size-complex="12pt"/>
    </style:style>
    <style:style style:name="T25" style:family="text">
      <style:text-properties fo:font-size="12pt" officeooo:rsid="0029871d" style:font-size-asian="12pt" style:font-size-complex="12pt"/>
    </style:style>
    <style:style style:name="T26" style:family="text">
      <style:text-properties fo:font-size="12pt" officeooo:rsid="0010f978" style:font-size-asian="12pt" style:font-size-complex="12pt"/>
    </style:style>
    <style:style style:name="T27" style:family="text">
      <style:text-properties fo:font-size="12pt" officeooo:rsid="001cb3f9" style:font-size-asian="12pt" style:font-size-complex="12pt"/>
    </style:style>
    <style:style style:name="T28" style:family="text">
      <style:text-properties fo:font-size="12pt" officeooo:rsid="0045df45" style:font-size-asian="12pt" style:font-size-complex="12pt"/>
    </style:style>
    <style:style style:name="T29" style:family="text">
      <style:text-properties fo:font-size="12pt" officeooo:rsid="007aa8bf" style:font-size-asian="12pt" style:font-size-complex="12pt"/>
    </style:style>
    <style:style style:name="T30" style:family="text">
      <style:text-properties fo:font-size="12pt" officeooo:rsid="0031b170" style:font-size-asian="12pt" style:font-size-complex="12pt"/>
    </style:style>
    <style:style style:name="T31" style:family="text">
      <style:text-properties fo:font-size="12pt" officeooo:rsid="005bb4e4" style:font-size-asian="12pt" style:font-size-complex="12pt"/>
    </style:style>
    <style:style style:name="T32" style:family="text">
      <style:text-properties fo:font-size="12pt" officeooo:rsid="008e4ed6" style:font-size-asian="12pt" style:font-size-complex="12pt"/>
    </style:style>
    <style:style style:name="T33" style:family="text">
      <style:text-properties fo:font-size="12pt" officeooo:rsid="0094f4aa" style:font-size-asian="12pt" style:font-size-complex="12pt"/>
    </style:style>
    <style:style style:name="T34" style:family="text">
      <style:text-properties fo:font-size="12pt" fo:font-weight="normal" officeooo:rsid="003f13a0" style:font-size-asian="12pt" style:font-weight-asian="normal" style:font-size-complex="12pt" style:font-weight-complex="normal"/>
    </style:style>
    <style:style style:name="T35" style:family="text">
      <style:text-properties fo:font-size="12pt" fo:font-weight="normal" officeooo:rsid="000f6b50" style:font-size-asian="12pt" style:font-weight-asian="normal" style:font-size-complex="12pt"/>
    </style:style>
    <style:style style:name="T36" style:family="text">
      <style:text-properties fo:font-size="12pt" fo:font-style="italic" officeooo:rsid="008e4ed6" style:font-size-asian="12pt" style:font-style-asian="italic" style:font-size-complex="12pt" style:font-style-complex="italic"/>
    </style:style>
    <style:style style:name="T37" style:family="text">
      <style:text-properties fo:font-size="12pt" style:text-underline-style="solid" style:text-underline-width="auto" style:text-underline-color="font-color" officeooo:rsid="00332f3c" style:font-size-asian="12pt" style:font-size-complex="12pt"/>
    </style:style>
    <style:style style:name="T38" style:family="text">
      <style:text-properties fo:font-size="12pt" style:text-underline-style="none" fo:font-weight="normal" officeooo:rsid="000f6b50" style:font-size-asian="12pt" style:font-weight-asian="normal" style:font-size-complex="12pt"/>
    </style:style>
    <style:style style:name="T39" style:family="text">
      <style:text-properties officeooo:rsid="00191496"/>
    </style:style>
    <style:style style:name="T40" style:family="text">
      <style:text-properties fo:font-style="italic" style:font-style-asian="italic" style:font-style-complex="italic"/>
    </style:style>
    <style:style style:name="T41" style:family="text">
      <style:text-properties fo:font-style="italic" officeooo:rsid="00532b16" style:font-style-asian="italic" style:font-style-complex="italic"/>
    </style:style>
    <style:style style:name="T42" style:family="text">
      <style:text-properties fo:font-style="italic" officeooo:rsid="003a9892" style:font-style-asian="italic" style:font-style-complex="italic"/>
    </style:style>
    <style:style style:name="T43" style:family="text">
      <style:text-properties fo:font-style="italic" officeooo:rsid="001221fa" style:font-style-asian="italic" style:font-style-complex="italic"/>
    </style:style>
    <style:style style:name="T44" style:family="text">
      <style:text-properties fo:font-style="italic" officeooo:rsid="008b0e6d" style:font-style-asian="italic" style:font-style-complex="italic"/>
    </style:style>
    <style:style style:name="T45" style:family="text">
      <style:text-properties fo:font-style="italic" officeooo:rsid="008fd8a1"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style:text-underline-style="none" style:font-style-asian="italic" style:font-style-complex="italic"/>
    </style:style>
    <style:style style:name="T48" style:family="text">
      <style:text-properties fo:font-style="italic" style:text-underline-style="none" officeooo:rsid="0096a830" style:font-style-asian="italic" style:font-style-complex="italic"/>
    </style:style>
    <style:style style:name="T49" style:family="text">
      <style:text-properties officeooo:rsid="0020ab9c"/>
    </style:style>
    <style:style style:name="T50" style:family="text">
      <style:text-properties officeooo:rsid="0028349d"/>
    </style:style>
    <style:style style:name="T51" style:family="text">
      <style:text-properties officeooo:rsid="003a9892"/>
    </style:style>
    <style:style style:name="T52" style:family="text">
      <style:text-properties fo:font-style="normal" officeooo:rsid="008fd8a1" style:font-style-asian="normal" style:font-style-complex="normal"/>
    </style:style>
    <style:style style:name="T53" style:family="text">
      <style:text-properties fo:font-style="normal" fo:font-weight="normal" officeooo:rsid="0044bf3f" style:font-style-asian="normal" style:font-weight-asian="normal" style:font-style-complex="normal" style:font-weight-complex="normal"/>
    </style:style>
    <style:style style:name="T54" style:family="text">
      <style:text-properties officeooo:rsid="00150d6f"/>
    </style:style>
    <style:style style:name="T55" style:family="text">
      <style:text-properties officeooo:rsid="001221fa"/>
    </style:style>
    <style:style style:name="T56" style:family="text">
      <style:text-properties officeooo:rsid="003b84c1"/>
    </style:style>
    <style:style style:name="T57" style:family="text">
      <style:text-properties officeooo:rsid="003f13a0"/>
    </style:style>
    <style:style style:name="T58" style:family="text">
      <style:text-properties style:text-underline-style="none"/>
    </style:style>
    <style:style style:name="T59" style:family="text">
      <style:text-properties style:text-underline-style="none" officeooo:rsid="001957e7"/>
    </style:style>
    <style:style style:name="T60" style:family="text">
      <style:text-properties style:text-underline-style="none" officeooo:rsid="0085b7a9"/>
    </style:style>
    <style:style style:name="T61" style:family="text">
      <style:text-properties fo:font-size="22pt" style:text-underline-style="solid" style:text-underline-width="auto" style:text-underline-color="font-color" officeooo:rsid="003a9892" style:font-size-asian="22pt" style:font-size-complex="22pt"/>
    </style:style>
    <style:style style:name="T62" style:family="text">
      <style:text-properties fo:font-size="22pt" style:text-underline-style="solid" style:text-underline-width="auto" style:text-underline-color="font-color" officeooo:rsid="00191496" style:font-size-asian="22pt" style:font-size-complex="22pt"/>
    </style:style>
    <style:style style:name="T63" style:family="text">
      <style:text-properties officeooo:rsid="001083eb"/>
    </style:style>
    <style:style style:name="T64" style:family="text">
      <style:text-properties officeooo:rsid="00532b16"/>
    </style:style>
    <style:style style:name="T65" style:family="text">
      <style:text-properties fo:color="#000000"/>
    </style:style>
    <style:style style:name="T66" style:family="text">
      <style:text-properties fo:color="#000000" fo:font-size="12pt" style:text-underline-style="none" officeooo:rsid="005d013a" style:font-size-asian="12pt" style:font-size-complex="12pt"/>
    </style:style>
    <style:style style:name="T67" style:family="text">
      <style:text-properties fo:color="#000000" style:text-underline-style="none" fo:font-weight="normal" officeooo:rsid="000f6b50" style:font-weight-asian="normal"/>
    </style:style>
    <style:style style:name="T68" style:family="text">
      <style:text-properties fo:color="#000000" style:text-underline-style="none" fo:font-weight="normal" officeooo:rsid="00695a23" style:font-weight-asian="normal"/>
    </style:style>
    <style:style style:name="T69" style:family="text">
      <style:text-properties fo:color="#000000" style:text-underline-style="none" fo:font-weight="normal" officeooo:rsid="009c5332" style:font-weight-asian="normal"/>
    </style:style>
    <style:style style:name="T70" style:family="text">
      <style:text-properties fo:color="#000000" fo:font-weight="normal" style:font-weight-asian="normal"/>
    </style:style>
    <style:style style:name="T71" style:family="text">
      <style:text-properties fo:color="#000000" fo:font-weight="normal" officeooo:rsid="006686ba" style:font-weight-asian="normal"/>
    </style:style>
    <style:style style:name="T72" style:family="text">
      <style:text-properties fo:color="#000000" officeooo:rsid="000f6b50"/>
    </style:style>
    <style:style style:name="T73" style:family="text">
      <style:text-properties fo:color="#000000" officeooo:rsid="006eb0a3"/>
    </style:style>
    <style:style style:name="T74" style:family="text">
      <style:text-properties fo:color="#000000" officeooo:rsid="006a2909"/>
    </style:style>
    <style:style style:name="T75" style:family="text">
      <style:text-properties fo:color="#000000" officeooo:rsid="006ce31d"/>
    </style:style>
    <style:style style:name="T76" style:family="text">
      <style:text-properties fo:color="#000000" officeooo:rsid="006686ba"/>
    </style:style>
    <style:style style:name="T77" style:family="text">
      <style:text-properties fo:color="#000000" fo:font-size="18pt" officeooo:rsid="006686ba" style:font-size-asian="18pt" style:font-size-complex="18pt"/>
    </style:style>
    <style:style style:name="T78" style:family="text">
      <style:text-properties style:text-line-through-style="none" style:text-line-through-type="none" fo:font-style="italic" style:font-style-asian="italic" style:font-style-complex="italic"/>
    </style:style>
    <style:style style:name="T79" style:family="text">
      <style:text-properties style:text-line-through-style="none" style:text-line-through-type="none" fo:font-style="italic" officeooo:rsid="008b0e6d" style:font-style-asian="italic" style:font-style-complex="italic"/>
    </style:style>
    <style:style style:name="T80" style:family="text">
      <style:text-properties officeooo:rsid="0078a9b5"/>
    </style:style>
    <style:style style:name="T81" style:family="text">
      <style:text-properties officeooo:rsid="007aa8bf"/>
    </style:style>
    <style:style style:name="T82" style:family="text">
      <style:text-properties officeooo:rsid="007bd85f"/>
    </style:style>
    <style:style style:name="T83" style:family="text">
      <style:text-properties officeooo:rsid="007f3d83"/>
    </style:style>
    <style:style style:name="T84" style:family="text">
      <style:text-properties officeooo:rsid="00800e86"/>
    </style:style>
    <style:style style:name="T85" style:family="text">
      <style:text-properties officeooo:rsid="008b0e6d"/>
    </style:style>
    <style:style style:name="T86" style:family="text">
      <style:text-properties officeooo:rsid="008e4ed6"/>
    </style:style>
    <style:style style:name="T87" style:family="text">
      <style:text-properties officeooo:rsid="008fd8a1"/>
    </style:style>
    <style:style style:name="T88" style:family="text">
      <style:text-properties officeooo:rsid="0091c9f9"/>
    </style:style>
    <style:style style:name="T89" style:family="text">
      <style:text-properties officeooo:rsid="0094f4aa"/>
    </style:style>
    <style:style style:name="T90" style:family="text">
      <style:text-properties officeooo:rsid="00966a61"/>
    </style:style>
    <style:style style:name="T91" style:family="text">
      <style:text-properties officeooo:rsid="00969615"/>
    </style:style>
    <style:style style:name="T92" style:family="text">
      <style:text-properties officeooo:rsid="0096a830"/>
    </style:style>
    <style:style style:name="T93" style:family="text">
      <style:text-properties officeooo:rsid="00972ab7"/>
    </style:style>
    <style:style style:name="T94" style:family="text">
      <style:text-properties officeooo:rsid="0098864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mmaire :</text:p>
      <text:p text:style-name="P30"><text:span text:style-name="T58"/></text:p>
      <text:p text:style-name="P31">Introduction</text:p>
      <text:p text:style-name="P32"><text:span text:style-name="T51">1)Présentation de l'organisme</text:span></text:p>
      <text:p text:style-name="P32"><text:span text:style-name="T51"><text:tab/>1.1)présentation générale</text:span></text:p>
      <text:p text:style-name="P32"><text:span text:style-name="T39"><text:tab/>1.2)conditions du stage</text:span></text:p>
      <text:p text:style-name="P32"><text:span text:style-name="T51">2) </text:span></text:p>
      <text:p text:style-name="P32"><text:span text:style-name="T51"><text:tab/>2.1)Galaxy</text:span></text:p>
      <text:p text:style-name="P33"><text:span text:style-name="T51"><text:tab/>2.2)</text:span><text:span text:style-name="T42">Wrappers</text:span></text:p>
      <text:p text:style-name="P33"><text:span text:style-name="T1"><text:tab/><text:tab/>2.2.1)Q'est ce qu'un wrapper ?</text:span></text:p>
      <text:p text:style-name="P33"><text:span text:style-name="T51"><text:tab/><text:tab/>2.2.2)Composition d'un wrapper</text:span></text:p>
      <text:p text:style-name="P34"><text:span text:style-name="T49"><text:tab/><text:tab/>2.2.3)Le Tool shed</text:span></text:p>
      <text:p text:style-name="P34"><text:span text:style-name="T49"><text:tab/>2.3)Test logiciel</text:span></text:p>
      <text:p text:style-name="P34"><text:span text:style-name="T56">3) Développement de tests pour des wrappers dans Galaxy</text:span></text:p>
      <text:p text:style-name="P34"><text:span text:style-name="T50"><text:tab/>3.1)L'outil bioinformatique</text:span></text:p>
      <text:p text:style-name="P34"><text:span text:style-name="T63"><text:tab/>3.2)Modification du wrapper</text:span></text:p>
      <text:p text:style-name="P34"><text:span text:style-name="T63"><text:tab/>3.3)Tests locaux</text:span></text:p>
      <text:p text:style-name="P34"><text:span text:style-name="T63"><text:tab/>3.4)Intégration dans le dépôt Github</text:span></text:p>
      <text:p text:style-name="P34"><text:span text:style-name="T63"><text:tab/>3.5)Intégration continue</text:span></text:p>
      <text:p text:style-name="P35">4) Liste des wrappers d'outils testés</text:p>
      <text:p text:style-name="P71"><text:span text:style-name="T73">5)</text:span><text:span text:style-name="T72">C</text:span><text:span text:style-name="T76">as particuliers traités :</text:span></text:p>
      <text:p text:style-name="P71"><text:span text:style-name="T73">5.1)</text:span><text:span text:style-name="T76">Paramètres</text:span></text:p>
      <text:p text:style-name="P71"><text:span text:style-name="T73">5.1.1)</text:span><text:span text:style-name="T76">Multiplicité de données d'entrée</text:span></text:p>
      <text:p text:style-name="P71"><text:span text:style-name="T73">5.1.2)</text:span><text:span text:style-name="T76">Nombre de fichiers en sortie inconnu</text:span></text:p>
      <text:p text:style-name="P71"><text:span text:style-name="T73">5.1.3)</text:span><text:span text:style-name="T75">Particularité de humann2_join_tables</text:span></text:p>
      <text:p text:style-name="P71"><text:span text:style-name="T73">5.2)</text:span><text:span text:style-name="T74">Dépendances</text:span></text:p>
      <text:p text:style-name="P71"><text:span text:style-name="T75"/></text:p>
      <text:p text:style-name="P72"><text:span text:style-name="T65"/></text:p>
      <text:p text:style-name="P72"><text:span text:style-name="T65"/></text:p>
      <text:p text:style-name="P72"><text:span text:style-name="T76"/></text:p>
      <text:p text:style-name="P72"/>
      <text:p text:style-name="P72"><text:span text:style-name="T77"/></text:p>
      <text:p text:style-name="P72"><text:span text:style-name="T77"/></text:p>
      <text:p text:style-name="P72"><text:span text:style-name="T77"/></text:p>
      <text:p text:style-name="P72"><text:span text:style-name="T77"/></text:p>
      <text:p text:style-name="P72"><text:span text:style-name="T77"/></text:p>
      <text:p text:style-name="P73"/>
      <text:p text:style-name="P73"/>
      <text:h text:style-name="P4" text:outline-level="1"><text:soft-page-break/>Résumé</text:h>
      <text:p text:style-name="P74"/>
      <text:p text:style-name="P92"><text:tab/>ASaiM (Auvergne Sequence analysis of intestinal Microbiota) est un environnement créé pour analyser les microbiotes et plus particulièrement le microbiote intestinal. Afin d'avoir une analyse correcte de ce microbiote, il faut étudier l'ensemble des génomes issus du milieu et donc faire de la métagénomique.</text:p>
      <text:p text:style-name="P91"><text:tab/>Il existe de nombreux outils bioinformatiques permettant d'analyser des données métagénomiques et présentant un intérêt certain à êtres intégrés au sein d'ASaiM notamment HumanN2, MetaphLan2 ou encore GraphLan.</text:p>
      <text:p text:style-name="P91"><text:tab/>Cependant, ces outils, comme la grande majorité des outils bioinformatiques, doivent être lancés en ligne de commande. Et la majorité des biologistes n'ont pas ou peu de connaissances en programmation et ont donc du mal à utiliser ces outils. À cause de cela, ils doivent faire appel à une personne ayant les connaissances suffisantes où se tourner vers un autre moyen d'analyse, comme les tableurs. Ce qui rend ces analyses bien plus longues et fastidieuses.</text:p>
      <text:p text:style-name="P91"><text:tab/>Afin de venir à bout de ce problème, une instance basée sur la plate-forme Galaxy à été intégrée à ASaiM afin de permettre une utilisation facilitée de ces outils. Grâce à des logiciels faisant office d'interfaces web nommés wrappers et adaptées aux outils il est possible de simplifier grandement l'utilisation de ces derniers. Cependant, comme tous logiciels, ces wrappers ont besoin d'êtres testés afin de garantir leur fiabilité.</text:p>
      <text:p text:style-name="P91"><text:tab/>L'objectif de mon stage est de produire des données de tests convenables pour les différents wrappers afin de garantir cette fiabilité et permettre de les publier notamment sur l'instance Galaxy d'ASaiM.</text:p>
      <text:p text:style-name="P39"/>
      <text:p text:style-name="P37"><text:span text:style-name="T37"/></text:p>
      <text:p text:style-name="P37"><text:span text:style-name="T37"/></text:p>
      <text:p text:style-name="P37"><text:span text:style-name="T37"/></text:p>
      <text:p text:style-name="P61"><text:span text:style-name="T37"/></text:p>
      <text:h text:style-name="P2" text:outline-level="1"><text:span text:style-name="T61">1)</text:span><text:span text:style-name="T62">Présentation de l'organisme</text:span></text:h>
      <text:p text:style-name="P27"/>
      <text:h text:style-name="P8" text:outline-level="2"><text:span text:style-name="T51">1.1)</text:span>présentation générale</text:h>
      <text:p text:style-name="P77"/>
      <text:p text:style-name="P63"><text:span text:style-name="T39"><text:tab/></text:span>Fondée en 1976 lors de la scission de l'université de Clermont, l'Université d'Auvergne (UdA) actuellement présidée par Alain Eschalier compte plus de 16 000 étudiants dont 3 000 étrangers rassemblés au sein de sept composantes :</text:p>
      <text:p text:style-name="P106">- École de Droit</text:p>
      <text:p text:style-name="P106">- École d'Économie</text:p>
      <text:p text:style-name="P106">- École Universitaire de Management</text:p>
      <text:p text:style-name="P106">- Faculté de Médecine</text:p>
      <text:p text:style-name="P106">- Faculté de Pharmacie</text:p>
      <text:p text:style-name="P106">- Faculté de Chirurgie Dentaire</text:p>
      <text:p text:style-name="P106">- Institut Universitaire Technologique</text:p>
      <text:p text:style-name="P91">L'université dispose aussi de 22 laboratoires de recherche</text:p>
      <text:p text:style-name="P36"/>
      <text:p text:style-name="P11"/>
      <text:h text:style-name="P9" text:outline-level="2"><text:span text:style-name="T51">1.2)</text:span>conditions du stage</text:h>
      <text:p text:style-name="P26"/>
      <text:p text:style-name="P20"><text:span text:style-name="T39"><text:tab/></text:span>J'ai effectué mon stage au sein du laboratoire EA CIDAM (Conception, Ingénierie et Développement de l'Aliment et du Médicament).</text:p>
      <text:p text:style-name="P82"><text:tab/>Dirigé par le professeur M. A<text:span text:style-name="T86">lric</text:span>, l'équipe de recherche travaille notamment à comprendre, évaluer et analyser, dans l'environnement digestif, différentes situations physio-pathologiques liées au vieillissement, à la présence de bactéries pathogènes (en particulier d'Escherichia coli entérohémorragiques), ou encore à celle de produits toxiques, de xénobiotiques, en particulier de polluants.</text:p>
      <text:p text:style-name="P82"><text:tab/>C'est dans ce cadre-là que Bérénice <text:span text:style-name="T81">Batut</text:span>, ma tutrice de stage, développe un environnement bioinformatique permettant de faciliter l'analyse de données massives issues du microbiote, A<text:span text:style-name="T80">S</text:span>aiM.</text:p>
      <text:p text:style-name="P18"/>
      <text:p text:style-name="P64"/>
      <text:h text:style-name="P3" text:outline-level="1">2) <text:span text:style-name="T81">Introduction</text:span></text:h>
      <text:p text:style-name="P94"/>
      <text:p text:style-name="P75"><text:span text:style-name="T22"><text:tab/>L'objectif d'ASaiM est d'apporter une simplification des analyses de données <text:s/>métagénomiques issues du séquençage de microbiote. Il existe de nombreux outils bioinformatiques permettant ces analyses. Cependant, il</text:span><text:span text:style-name="T23">s</text:span><text:span text:style-name="T22"> fonctionnent en ligne de commande. </text:span><text:span text:style-name="T23">La majorité des biologiste me maitrisant que très peu voir pas du tout l'informatique, il est nécessaire de trouver une voie détournée pour utiliser ces outils. Ainsi une instance galaxy à été </text:span><text:soft-page-break/><text:span text:style-name="T23">développée au sein d'ASaiM dans le but de faciliter l'utilisation de ces outils via des interfaces.</text:span><text:span text:style-name="T20"> Cependant une majorité de ces outils ne possèdent pas d'interface qui les lient à galaxy, il faut donc en développer.</text:span></text:p>
      <text:p text:style-name="P25"/>
      <text:p text:style-name="P25"/>
      <text:h text:style-name="P7" text:outline-level="2"><text:span text:style-name="T51">2.1)</text:span>Galaxy :</text:h>
      <text:p text:style-name="P17"/>
      <text:p text:style-name="P40"><text:span text:style-name="T26"><text:tab/>La plate forme Galaxy a été privilégiée pour l'intégration des outils, car celle-ci dispose de nombreux avantages. Tout d'abord, le fait qu'elle soit ouverte et open source, cela signifie que ses données sont accessibles librement en ligne, ce qui permet à n'importe qui d'installer cette plate-forme et de profiter de tous les logiciels qui lui sont liés.</text:span></text:p>
      <text:p text:style-name="P91"><text:tab/>Ainsi, il est possible d'utiliser cette instance via les serveurs publics dont l'avantage étant qu'ils disposent le plus souvent d'une importante puissance de calcul. La fréquentation de ces serveurs risque cependant de créer des temps d'attente et il n'y a pas ou peu d'interactions possibles avec les administrateurs.</text:p>
      <text:p text:style-name="P91">Afin d'avoir plus d'indépendance et plus de liberté au niveau administratif, nombre de laboratoires et d'entreprises ont développé leur propre instance de Galaxy qui disposent généralement d'une bonne puissance de calcul et dont les administrateurs sont disponibles lorsqu'il s'agit d'ajouter des outils. L'objectif d'ASaiM est de devenir l'une de ces instances.</text:p>
      <text:p text:style-name="P91"><text:tab/>Il est aussi possible de télécharger une instance de Galaxy en local sur n'importe quel ordinateur. Cependant, dans ce cas-là, il faut gérer soit même l'installation des outils et la puissance de calcul est limitée à celle de l'ordinateur. Lors du stage, nous avons téléchargé une instance de Galaxy sur un ordinateur afin d'effectuer les tests des wrappers en développement.</text:p>
      <text:p text:style-name="P40"><text:span text:style-name="T26"/></text:p>
      <text:p text:style-name="P93"><text:span text:style-name="T29"><text:tab/>L'interface de Galaxy est claire. </text:span><text:span text:style-name="T33">S</text:span><text:span text:style-name="T29">ur la gauche on retrouve la liste des outils disponibles au centre l'interface de l'outil utilisé et sur la droite l'historique et la liste des fichiers utilisés </text:span><text:span text:style-name="T33">(voir Figure 1)</text:span><text:span text:style-name="T29">. Ces fichiers</text:span> sont stockés dans l'historique de l'instance et ne peuvent être définitivement supprimés que par un administrateur. Ainsi même plusieurs mois après, il est possible de récupérer à nouveau nos données.</text:p>
      <text:p text:style-name="P91">Mais l'intérêt majeur de cette instance est de pouvoir lancer des outils de bioinformatique, qui fonctionnent normalement en ligne de commande afin d'effectuer des analyses complètes, mais surtout reproductibles. Cela grâce aux wrappers, des interfaces faisant le lien entre l'utilisateur et la ligne de commande de l'outil.</text:p>
      <text:p text:style-name="P40"><text:span text:style-name="T29"/></text:p>
      <text:p text:style-name="P40"/>
      <text:h text:style-name="P6" text:outline-level="3">2.2.<text:span text:style-name="T83">1</text:span>)Le Tool shed</text:h>
      <text:p text:style-name="P22"/>
      <text:p text:style-name="P42"><text:span text:style-name="T28"><text:tab/></text:span><text:span text:style-name="T32">Ces </text:span><text:span text:style-name="T36">wrappers</text:span><text:span text:style-name="T32"> ne sont pas automatiquement disponibles sur galaxy. Il faut donc les télécharger</text:span>. Ils sont stockés au sein d'une banque de donnée accessible à tous, le tool-shed. Cette banque de donnée fonctionne selon le <text:soft-page-break/>même principe que les plate-formes de téléchargement mobile. La totalité des logiciels présents sont mis a disposition et téléchargeables. Ils sont répartis dans des répertoirs selon la fonction de l'outil auquel ils sont liés. Le tool-shed dispose aussi d'une barre de recherche nominale <text:span text:style-name="T89">(voir Figure 2)</text:span>.</text:p>
      <text:p text:style-name="P95"><text:tab/>Il existe deux tools-shed principaux, tous deux maintenus par l'équipe de développement de Galaxy. Tout d'abord, le Main tool-shed où l'on retrouve tous les wrappers utilisables, puis le Test tool-shed qui regroupe tous les wrappers mis en lignes, mais encore en cours de développement.</text:p>
      <text:p text:style-name="P95"><text:tab/>Il est aussi possible d'avoir son propre tool-shed sur son ordinateur cependant il est principalement utilisé lors de la phase de développement ou lorsque l'on souhaite garder ses outils et wrappers confidentiels.</text:p>
      <text:p text:style-name="P80"><text:span text:style-name="T2"><text:tab/>Lors du dernier recensement effectué au sein du Main tool-shed, le 15 Mai 2016, 3904 wrappers étaient disponibles. </text:span></text:p>
      <text:p text:style-name="P80"><text:span text:style-name="T2"/></text:p>
      <text:h text:style-name="P5" text:outline-level="3"><text:span text:style-name="T51">2.2.2)</text:span>Wrappers :</text:h>
      <text:p text:style-name="P28"/>
      <text:p text:style-name="P78"><text:tab/>Les wrappers sont la base de Galaxy. Ils servent d'interface entre l'utilisateur et la ligne de commande qui lance l'outil.</text:p>
      <text:p text:style-name="P91"><text:tab/>Un wrapper utilise une version de l'outil sélectionnée préalablement. Ainsi même si l'outil est mis à jour, le wrapper continue d'utiliser la version prédéfinie. Cela rend les analyses effectuées reproductibles. En effet, après une mise à jour, l'outil peut analyser les données différemment nécessiter un type de fichiers d'entrée différent ou encore fournir des fichiers de sortie n'ayant rien à voir avec les fichiers fournis avant la mise à jour. Dans ce cas-là il y a un fort risque que les résultats issus de la comparaison de fichiers issus de différentes ne soit pas biaisée et fausse les résultats finaux.</text:p>
      <text:p text:style-name="P29"/>
      <text:p text:style-name="P79"><text:span text:style-name="Emphasis"><text:span text:style-name="T53"><text:tab/></text:span></text:span><text:span text:style-name="Emphasis"><text:span text:style-name="T53">Les wrappers utilisés dans Galaxy sont de logiciels codés en langage .xml qui est un langage qui permet de décrire et de structurer des données à l'aide de balises qu'il est possible de personnaliser. Un wrapper est composé de trois fichiers. D'abord, le fichier principal qui reprend le code du wrapper, c'est ce fichier qui nous intéresse. Puis un fichier tool_dependencies qui gère l'installation des dépendances nécessaires à l'outil. Et un .shed.yml qui gère l'installation de l'outil dans le tool-shed.</text:span></text:span></text:p>
      <text:p text:style-name="P91">Le fichier principal est composé de la manière suivante <text:span text:style-name="T89">(voir Figure 3)</text:span> :</text:p>
      <text:p text:style-name="P91"/>
      <text:p text:style-name="P91"><text:tab/>On retrouve d'abord les informations générales sur l'outil qui regroupent son nom, son id, sa version et sa description. Vient ensuite la section ''requirements'' qui fournit les informations sur les dépendances nécessaires à leur prise en charge.</text:p>
      <text:p text:style-name="P91"/>
      <text:p text:style-name="P91"><text:tab/>Ensuite, vient la partie "command". C'est elle qui fait le lien entre la ligne de commande de l'outil et les paramètres donnés dans Galaxy. Elle reprend la totalité de la ligne de commande : le nom de l'outil, le ou les fichier d'entrée et de sortie ainsi que toutes les options de l'outil. Chaque fichier ou valeur d'option <text:soft-page-break/>est fournie par la section input ou la section output.</text:p>
      <text:p text:style-name="P91">De plus, les wrappers gèrent les fichiers d'entrée et de sortie, les paramètres nécessaires ainsi que les dépendances de l'outil, tous les programmes nécessaires au bon fonctionnement de l'outil.</text:p>
      <text:p text:style-name="P19"/>
      <text:p text:style-name="P41"><text:span text:style-name="T27"><text:tab/></text:span>Puis la section ''inputs", c'est dans cette partie que l'on définit ce qui va être affiché à l'écran lors de l'utilisation de l'outil dans Galaxy notamment les noms que l'on souhaite donner aux différentes entrées afin de faciliter la compréhension ou encore un commentaire d'aide. On y définit les propriétés des fichiers en entée, notamment leur type (text, Fast<text:span text:style-name="T82">A</text:span>, FastQ,etc.), mais aussi celles de chaque paramètre que l'on souhaite afficher. Tout d'abord, le type du paramètre, il peut s'agir d'une valeur à rentrer (entier ou décimal) ou d'un texte, ce paramètre peut aussi être une barre de sélection ou encore une check box.</text:p>
      <text:p text:style-name="P91">Chaque fichier d'entrée ou paramètre que l'on souhaite utiliser doit être présent dans cette section.</text:p>
      <text:p text:style-name="P91"/>
      <text:p text:style-name="P91"><text:tab/>La section <text:span text:style-name="T84">''</text:span>outputs<text:span text:style-name="T84">''</text:span> permet de gérer les sorties de l'outil que l'on veut voir apparaître dans la barre de l'historique de Galaxy. On y définit notamment le nom que l'on veut donner à la sortie. On peut aussi modifier son format. Toutes les sorties de l'outil doivent être référencées dans cette section.</text:p>
      <text:p text:style-name="P91"/>
      <text:p text:style-name="P91"><text:tab/>La section "tests" est, comme son nom l'indique, liée à la phase de test du wrapper. On fournit dans cette section les fichier d'entrée et de sortie nécessaires pour le test du wrapper ainsi que les valeurs des différents paramètres. On peut fournir autant de jeux de données différents afin avoir une batterie de tests la plus variée possible. Cependant, la totalité des fichiers et des paramètres doivent être testés au minimum une fois chacun.</text:p>
      <text:p text:style-name="P91"/>
      <text:p text:style-name="P91"><text:tab/>On retrouve à la fin la section "help" qui permet d'afficher des informations sur l'outil. Et la section "citations" dans laquelle on liste les différentes citations avec leur DOI.</text:p>
      <text:p text:style-name="P19"/>
      <text:p text:style-name="P19"/>
      <text:h text:style-name="P7" text:outline-level="2"><text:span text:style-name="T51">2.2)</text:span>Test logiciel :</text:h>
      <text:p text:style-name="P19"/>
      <text:p text:style-name="P38"><text:tab/><text:span text:style-name="T25">Tout logiciel ou programme informatique, tels que les wrappers par exemple, a besoin d'être testé afin de garantir une bonne fiabilité au niveau du fonctionnement du programme ainsi que son comportement en présence des différentes entrées.</text:span></text:p>
      <text:p text:style-name="P91"><text:tab/>Le test est une technique de contrôle qui consiste à lancer le logiciel avec des données d'entrée préparées à l'avance et de comparer ce que le programme renvoi avec les sorties attendues.</text:p>
      <text:p text:style-name="P91"><text:tab/>L'objectif d'un test est d'exécuter un programme dans l'intention d'y trouver des défauts et non pas pour démontrer que le programme ne contient plus d'erreur. Il faut donc que la personne chargée des tests ai pour but de <text:soft-page-break/>trouver des erreurs, autrement elle n'en trouvera que peu ou pas.</text:p>
      <text:p text:style-name="P91"><text:tab/>Cependant, il est impossible d'obtenir un programme sans défauts en effet les tests ne peuvent vérifier qu'une partie des possibilités. Cependant, un objectif réalisable est de corriger les erreurs sévères et récurrentes à l'aide de données de test représentatives.</text:p>
      <text:p text:style-name="P21"/>
      <text:p text:style-name="P62"><text:span text:style-name="T30"><text:tab/></text:span>Un autre problème est que le test logiciel est un processus destructif, à l'opposé de la programmation qui est un processus constructif. En effet le but du programmateur est de créer un logiciel qui fonctionne et rechigne souvent à effectuer les tests.</text:p>
      <text:p text:style-name="P91"><text:tab/>On peut comparer la programmation à l'orthographe, on a toujours plus de mal à corriger ses propres fautes et cela demande plus d'efforts. Ainsi, il arrive souvent que des logiciels créés au sein d'équipes restreintes, comme les wrappers de Galaxy, soient publiés sans tests et donc sans garantie de fonctionnement. Ce qui peut poser problème lors de l'utilisation.</text:p>
      <text:p text:style-name="P91"><text:tab/>L'une des meilleures solutions afin de produire un test convenable est de faire appel à des personnes extérieures à l'équipe de développement (ce qui n'est pas forcément possible pour des travaux de faible envergure) pour développer ces tests avec un regard neuf sur le logiciel.</text:p>
      <text:p text:style-name="P91"><text:tab/>Il existe de nombreux types de tests différents (unitaires, intégration, performance, etc.) cependant deux types de tests sont principalement utilisés. Tout d'abord, les tests unitaires dont le principe est de tester de façon indépendante un seul élément du logiciel.</text:p>
      <text:p text:style-name="P91"><text:tab/>Le second type de test est le test fonctionnel qui consiste dans le fait de tester la totalité d'un programme en reproduisant les « conditions réelles ». Cela veux dire que lors du test nous effectuons ce que l'utilisateur va potentiellement faire. Cela permet de voir à quelles erreurs ce dernier peut être confronté. C'est ce type de test que nous avons pratiqué pour nos wrappers.</text:p>
      <text:p text:style-name="P76"><text:span text:style-name="T19"><text:tab/></text:span></text:p>
      <text:p text:style-name="P60"/>
      <text:h text:style-name="P1" text:outline-level="1"><text:span text:style-name="T14">3) </text:span><text:span text:style-name="T13">Développement de tests </text:span><text:span text:style-name="T16">automatiques des</text:span><text:span text:style-name="T13"> wrappers dans Galaxy</text:span></text:h>
      <text:p text:style-name="P51"/>
      <text:p text:style-name="P84"><text:span text:style-name="T86"><text:tab/>Actuellement</text:span>, n'importe qui peut mettre ses wrappers en ligne sur <text:span text:style-name="T93">le Main</text:span> tool-shed. Ainsi une part très importante de ces wrappers ne disposent d'aucun fichier de test. On ne peut pas se fier aux sorties de ces wrappers, ils ne vont donc qu'être très peu utilisés. Leur développement aura donc été une perte de temps. De plus, ils risquent de fausser le travail d'autrui. Il est donc important de produire des fichiers de test <text:span text:style-name="T93">corrects </text:span>pour les wrappers. </text:p>
      <text:p text:style-name="P85">Voici </text:p>
      <text:p text:style-name="P48"/>
      <text:h text:style-name="P7" text:outline-level="2"><text:span text:style-name="T56">3.1)</text:span>L'outil bioinformatique</text:h>
      <text:p text:style-name="P52"/>
      <text:p text:style-name="P52"><text:tab/>Les wrappers sont créés afin de servir d'interface entre l'utilisateur et la <text:soft-page-break/>ligne de co<text:span text:style-name="T24">mmande d'un outil bioinformatique comme GaphLan par exemple.</text:span></text:p>
      <text:p text:style-name="P13">Afin de développer un test correct il faut donc tout d'abord prendre connaissance du fonctionnement de l'outil. Il faut donc effetuer des recherches sur la documentation de l'outil <text:span text:style-name="T90">(voir Figure 4)</text:span>.</text:p>
      <text:p text:style-name="P14"><text:span text:style-name="T57"><text:tab/>L'</text:span>outil <text:span text:style-name="T57">GarphLan</text:span> nécessite un fichier d'entrée et quatre paramètres pour fonctionner. Il produit un fichier en sortie.</text:p>
      <text:p text:style-name="P13">Voici par exemple une ligne de command permettant de lancer graphlan :</text:p>
      <text:p text:style-name="P13"/>
      <text:p text:style-name="P108">graphlan.py input.txt image.png --format png --dpi 100 --size 7 --pad 2</text:p>
      <text:p text:style-name="P15"/>
      <text:p text:style-name="P59"><text:span text:style-name="T18">On retrouve tout d'abord le nom du fichier permettant de lancer l'outil : graphlan.pyPuis le fichier d'entrée de l'outil : input.txt ainsi que le nom que l'on veut donner à son fichier de sortie : image.pngViennent ensuite les quatre paramètres nécessaires au fonctionnement de l'outil :</text:span></text:p>
      <text:p text:style-name="P59"><text:span text:style-name="T18"/></text:p>
      <text:p text:style-name="P13"><text:tab/><text:span text:style-name="T85">''</text:span><text:span text:style-name="T78">--format png</text:span><text:span text:style-name="T79">''</text:span> : tout d'abord le paramètre renseignant le format du fichier de sortie, ici on souhaite qu'elle soit au format pnj</text:p>
      <text:p text:style-name="P13"><text:tab/><text:span text:style-name="T85">''</text:span><text:span text:style-name="T40">--dpi 100</text:span><text:span text:style-name="T44">''</text:span> : <text:span text:style-name="T54">ce second paramètre reseigne la définition ou qualité de l'image, ici elle devra être de 100 points par pouce</text:span>(mesure)</text:p>
      <text:p text:style-name="P12"><text:tab/><text:span text:style-name="T85">''</text:span><text:span text:style-name="T43">--size 7</text:span><text:span text:style-name="T44">''</text:span><text:span text:style-name="T55"> : ce paramètre renseigne la taille de l'image en sortie en pouces, ici on souhaite que la taille soit de 7 pouces par 7 pouces</text:span></text:p>
      <text:p text:style-name="P12"><text:tab/><text:span text:style-name="T85">''</text:span><text:span text:style-name="T43">--pad 2</text:span><text:span text:style-name="T44">''</text:span><text:span text:style-name="T55"> : ce paramètre renseigne la taille des bordures autour de l'image, elle seront ici de 2 pouces</text:span></text:p>
      <text:p text:style-name="P12"/>
      <text:p text:style-name="P43"><text:span text:style-name="T34"><text:tab/></text:span>Il faut ensuite s'intéresser aux fichiers d'entrée et de sortie, notamment les données que ces fichiers contiennent ainsi que leur disposition.</text:p>
      <text:p text:style-name="P91"><text:tab/>Le fichier d'entrée doit contenir des informations taxonomiques liées aux différents organismes que l'on souhaite étudier. Pour chaque organisme, doivent être fournis les huit niveaux taxonomiques (le domaine, le règne, le phylum (ou l'embranchement), la classe, l'ordre, la famille, le genre et l'espèce). Les données peuvent être présentées de deux façons différentes (voir ci-contre).</text:p>
      <text:p text:style-name="P91"><text:tab/>Le fichier de sortie, quant à lui, doit être une image sur laquelle est représentée un arbre phylogénétique circulaire.</text:p>
      <text:p text:style-name="P91"><text:tab/>Généralement les fichiers de test ne sont pas fournis et il faut les générer. Dans le cas que l'on étudie, le fichier d'entrée doit être généré. Il s'agit du fichier de sortie de graphlan_annotate, un outil lié à GraphLan qui ajoute des annotations au fichier d'entrée de GraphLan. Le fichier de sortie de GraphLan doit lui aussi être généré en lançant l'outil avec le fichier d'entrée de test et les paramètres choisis.</text:p>
      <text:p text:style-name="P91"><text:tab/>Les outils bioinformatiques sont généralement complexes et effectuent des opérations longues et pénibles <text:span text:style-name="T90">à programmer autant qu'à tester</text:span>. On peut éviter cela en faisant effectuer une partie du travail à un logiciel conçu pour cela que l'on peut appeler grâce au <text:span text:style-name="T40">wrapper</text:span>, on les appelle dépendances. Elles n'interviennent en rien dans la création des données de test cependant il faut <text:soft-page-break/>s'y interesser, car si elles ne sont pas gérées correctement, elles peuvent être à l'origine d'erreurs.</text:p>
      <text:p text:style-name="P16"/>
      <text:p text:style-name="P12"/>
      <text:h text:style-name="P7" text:outline-level="2"><text:span text:style-name="T56">3.2)</text:span>Modification du <text:span text:style-name="T40">wrapper</text:span></text:h>
      <text:p text:style-name="P52"/>
      <text:p text:style-name="P44"><text:span text:style-name="T5"><text:tab/></text:span>Après avoir pris connaissance du fonctionnement de l'outil, il faut éditer le <text:span text:style-name="T40">wrapper</text:span> en conséquence. Il faut générer ou réécrire un ou plusieurs tests et au besoin modifier le corps du <text:span text:style-name="T40">wrapper</text:span>.</text:p>
      <text:p text:style-name="P91"><text:tab/>Dans le cas de GraphLan, nous avons édité la section tests en fournissant les données d'entrées citées précédemment pour un test afin d'observer la réaction du <text:span text:style-name="T40">wrapper</text:span> face à un jeu de données standard.</text:p>
      <text:p text:style-name="P91"><text:tab/>Cependant, suite à l'apparition d'erreurs lors de la phase de test il a fallu corriger le <text:span text:style-name="T40">wrapper</text:span>. L'erreur était due à une dépendance qui n'était pas à la bonne version. Il a donc fallu changer la version de la dépendance ''graphlan'' en passant de 0.9.7 à 1.0.0 .</text:p>
      <text:p text:style-name="P53"/>
      <text:p text:style-name="P48"/>
      <text:h text:style-name="P7" text:outline-level="2"><text:span text:style-name="T56">3.3)</text:span>Tests locaux</text:h>
      <text:p text:style-name="P48"/>
      <text:p text:style-name="P45"><text:span text:style-name="T6"><text:tab/></text:span>Après avoir modifié le <text:span text:style-name="T40">wrapper</text:span>, il faut le tester. En commençant par tester en local, sur l'ordinateur.</text:p>
      <text:p text:style-name="P91"><text:tab/>Pour tester un <text:span text:style-name="T40">wrapper</text:span> localement, il existe deux méthodes. La première est la méthode manuelle, la seconde est d'utiliser un outil nommé planemo.</text:p>
      <text:p text:style-name="P91">Si l'on veut effectuer les tests manuellement, il faut tout d'abord installer galaxy et un tool-shed sur l'ordinateur, pour lancer le <text:span text:style-name="T40">wrapper</text:span> en conditions réelles. Puis, il faut télécharger sur le tool-shed local, un à un, la totalité des fichiers et dépendances nécessaires. Cela peut prendre du temps lorsqu'il y a plus de dix fichiers, ce qui est fréquent. Après cela il faut encore lancer les tests en ligne de commande. Cette opération est à répéter à chaque modification.</text:p>
      <text:p text:style-name="P91"/>
      <text:p text:style-name="P91"><text:tab/>La seconde méthode utilise planemo, un outil développé dans le but de faciliter le développement des <text:span text:style-name="T40">wrappers</text:span> pour Galaxy. Planemo dispose de trois commandes directement liées au test des <text:span text:style-name="T40">wrappers </text:span>:</text:p>
      <text:p text:style-name="P91"><text:span text:style-name="T52">''</text:span><text:span text:style-name="T40">planemo lint</text:span><text:span text:style-name="T45">''</text:span> : Cette commande permet de tester le code .xml. Elle sert notamment à repérer les erreurs de frappe ou les oublis (ex : balise ouverte, mais qui n'a pas été fermée)</text:p>
      <text:p text:style-name="P91"><text:span text:style-name="T87">''</text:span><text:span text:style-name="T40">planemo shed-lint</text:span><text:span text:style-name="T87">''</text:span> : Ce test vérifie que le <text:span text:style-name="T40">wrapper</text:span> est correctement formé et peut être déployé sur le tool-shed. Il vérifie le code .xml comme lint mais aussi les autres fichiers, notamment le .shed.yml.</text:p>
      <text:p text:style-name="P91"><text:span text:style-name="T87">''</text:span><text:span text:style-name="T40">planemo test</text:span><text:span text:style-name="T87">''</text:span> : Cette commande lance l'installation d'une instance de Galaxy virtuelle et nue puis installe le <text:span text:style-name="T40">wrapper</text:span> et ses dépendances avant de lancer l'outil avec les données de test. Elle permet d'effectuer un test en conditions « réelles » du <text:span text:style-name="T40">wrapper</text:span>.</text:p>
      <text:p text:style-name="P54"/>
      <text:p text:style-name="P56"><text:soft-page-break/>Voici la commande utilisée pour tester l'outil GraphLan :</text:p>
      <text:p text:style-name="P108"><text:span text:style-name="T21">$ planemo test --conda_dependency_resolution --conda_prefix $HOME/conda --galaxy_branch </text:span><text:span text:style-name="T17">release_16.04</text:span><text:span text:style-name="T21"> <text:s/>--galaxy_source $GALAXY_REPO --skip_venv tools/graphlan/ </text:span></text:p>
      <text:p text:style-name="P55"/>
      <text:p text:style-name="P101">''<text:span text:style-name="T40">--conda_dependency_resolution</text:span>'' : fait en sorte que Galaxy n'utilise conda que pour gérer les dépendances</text:p>
      <text:p text:style-name="P55"><text:span text:style-name="T64">''</text:span><text:span text:style-name="T41">--conda_prefix $HOME/conda</text:span><text:span text:style-name="T64">'' : donne le chemin de conda</text:span></text:p>
      <text:p text:style-name="P90"><text:span text:style-name="T7">'</text:span>'<text:span text:style-name="T40">--galaxy_branch release_16.04</text:span><text:span text:style-name="T4">'' : donne la version de galaxy a utiliser</text:span></text:p>
      <text:p text:style-name="P55"><text:span text:style-name="T64">''</text:span><text:span text:style-name="T41">--galaxy_source $GALAXY_REPO</text:span><text:span text:style-name="T64">'' : fourni le lien pour télécharger Galaxy</text:span></text:p>
      <text:p text:style-name="P55"><text:span text:style-name="T64">''</text:span><text:span text:style-name="T41">--skip_venv</text:span><text:span text:style-name="T64">'' : empèche la création d'un environnement virtuel pour conserver la configuration de l'environnement déjà existant</text:span></text:p>
      <text:p text:style-name="P55"><text:span text:style-name="T64">''</text:span><text:span text:style-name="T41">tools/graphlan/</text:span><text:span text:style-name="T64">'' : chemin vers le </text:span><text:span text:style-name="T41">wrapper</text:span></text:p>
      <text:p text:style-name="P57"/>
      <text:p text:style-name="P102"><text:tab/>Utiliser planemo pour effectuer les tests engendre un important gain de temps par rapport à la méthode manuelle. De plus, après avoir lancé la commande de test, tout se fait automatiquement.</text:p>
      <text:p text:style-name="P91"><text:tab/>Si le test échoue, il faut retourner éditer le <text:span text:style-name="T40">wrapper</text:span> pour corriger l'erreur. La commande fournit également des informations sur les raisons de l'échec.</text:p>
      <text:p text:style-name="P91">Si le test est passé, on peut mettre l'outil en ligne.</text:p>
      <text:p text:style-name="P49"/>
      <text:p text:style-name="P50"/>
      <text:h text:style-name="P7" text:outline-level="2"><text:span text:style-name="T56">3.4)</text:span>Intégration dans le dépôt Github</text:h>
      <text:p text:style-name="P48"/>
      <text:p text:style-name="P47"><text:span text:style-name="T3"><text:tab/>Lors du développement d'ASaiM, ses données ont été stockées sur Github, une plate-forme en ligne utilisant Git, un logiciel de gestion de versions. </text:span><text:a xlink:type="simple" xlink:href="https://github.com/ASaiM/galaxytools" text:style-name="Internet_20_link" text:visited-style-name="Visited_20_Internet_20_Link"><text:span text:style-name="T3">https://github.com/ASaiM/galaxytools</text:span></text:a></text:p>
      <text:p text:style-name="P47"><text:span text:style-name="T3">C'est donc sur cette plate-teforme qu'il a fallu télécharger les </text:span><text:span text:style-name="T46">wrappers</text:span><text:span text:style-name="T3"> pour lesquels il fallait un test. Mais c'est aussi là qu'il a fallu les remettre en ligne après l'ajout des données de test. Cependant, utiliser Github et Git présente de nombreux avantages.</text:span></text:p>
      <text:p text:style-name="P46"><text:span text:style-name="T3"><text:tab/>Tout d'abord, la possibilité de travailler avec des branches, des versions parallèles d'un même dossier indépendantes les unes des autres. On peut modifier les données d'un fichier sur une branche tout en préservant l'intégrité du même fichier situé sur les autres branches. On peut ainsi travailler à plusieurs sur un même fichier puis fusionner le travail effectué.</text:span></text:p>
      <text:p text:style-name="P46"><text:span text:style-name="T3"><text:tab/>De plus, Git suit l'évolution de tous les fichiers et stocke les anciennes versions de chacun d'eux. Il retient aussi qui a effectué chaque modification de chaque fichier et pourquoi. À chaque modification Git requiert qu'elle soit commentée.</text:span></text:p>
      <text:p text:style-name="P46"><text:span text:style-name="T3"><text:tab/>La plate-forme Github quant à elle permet le libre accès à tout ce qui a été stocké dessus. N'importe qui peut regarder le code de n'importe quel logiciel, mais aussi les commentaire fait tout au long du développement. Il peut même participer au développement de ces logiciels, grâce aux Pool Requests (PR, </text:span><text:span text:style-name="T9">voir </text:span><text:span text:style-name="T3">). En effet n'importe qui peut proposer une modification du code d'un </text:span><text:soft-page-break/><text:span text:style-name="T3">logiciel via une PR. Il s'agit d'une demande faite au développeur de l'outil d'ajouter les modifications proposées. On peut y voir les modifications proposées (ce que l'on enlève et ce que l'on ajoute) mais aussi toutes les modifications apportées à la requête. Il est aussi possible de commenter la PR ou encore de s'en servir pour faire de l'intégration continue.</text:span></text:p>
      <text:p text:style-name="P58"/>
      <text:p text:style-name="P48"/>
      <text:h text:style-name="P7" text:outline-level="2"><text:span text:style-name="T56">3.5)</text:span>Intégration continue</text:h>
      <text:p text:style-name="P65"/>
      <text:p text:style-name="P70"><text:span text:style-name="T31"><text:tab/></text:span><text:span text:style-name="T66">L'intégration continue consiste à relancer, à chaque modification apportée, la totalité des tests liés au logiciel de façon automatique. De plus, il est possible de programmer une notification automatique, un envoi de mail ou une notification sur un logiciel de tchat, signalant la fin des tests ainsi que leur résultat. Cela génère un important gain de temps et permet d'éviter des erreurs, notamment lors du lancement des tests.</text:span></text:p>
      <text:p text:style-name="P91"><text:tab/>L'idée est de pousser le plus souvent possible, les plus petites modifications possibles. Ceci afin de minimiser les risques d'erreur. De plus, cela permet au développeur de retrouver et de corriger bien plus facilement les erreurs affichées.</text:p>
      <text:p text:style-name="P91"><text:tab/>Pour cela il faut tout d'abord configurer un serveur qui va gérer cette intégration continue. Lors de ce stage nous avons utilisé Travis. C'est un logiciel spécialement développé pour l'intégration continue. Il crée un environnement totalement vierge avant de n'y installer que les outils et les fichiers nécessaires aux tests. Cela permet d'éviter toute pollution des tests due à des logiciels tiers ou des versions antérieures des fichiers. De nouvelles erreurs peuvent ainsi être détectées ou d'autres résolues.</text:p>
      <text:p text:style-name="P74"><text:span text:style-name="T17"><text:tab/>Durant ce stage, un serveur Travis à été développé afin d'effectuer l'intégration continue à chaque mise à jour de la Pool Request.</text:span></text:p>
      <text:p text:style-name="P74"><text:span text:style-name="T17"/></text:p>
      <text:p text:style-name="P105"><text:span text:style-name="T17"/></text:p>
      <text:h text:style-name="P1" text:outline-level="1">4) Liste des <text:span text:style-name="T40">wrappers</text:span> d'outils testés</text:h>
      <text:p text:style-name="P24"/>
      <text:p text:style-name="P83"><text:span text:style-name="T59"><text:tab/>Lors de ce stage, nous avons produit des tests pour de nombreux outils. En voici la liste. </text:span><text:span text:style-name="T60">N</text:span><text:span text:style-name="T59">ous </text:span><text:span text:style-name="T60">v</text:span><text:span text:style-name="T59">errons aussi les cas particuliers auxquels il a fallu faire face lors de la production des tests .</text:span></text:p>
      <text:p text:style-name="P83"><text:span text:style-name="T59"/></text:p>
      <text:p text:style-name="P104">extract_min_max_lines :</text:p>
      <text:p text:style-name="P96"><text:tab/>Cet outil permet d'extraire les lignes dont la valeur maximale ou minimale se trouve sur la colonne sélectionnée .</text:p>
      <text:p text:style-name="P99">L'outil requiert un fichier d'entrée, prend en compte trois paramètres et fournit un fichier en sortie.</text:p>
      <text:p text:style-name="P99">Un seul <text:span text:style-name="T40">wrapper</text:span> est lié à cet outil, pour lequel nous avons créé quatre tests et généré quatre fichiers de sortie, un pour chaque test.</text:p>
      <text:p text:style-name="P91"/>
      <text:p text:style-name="P103"><text:soft-page-break/>combine_metaphlan2_humann2 :</text:p>
      <text:p text:style-name="P91"><text:tab/>Cet outil permet de combiner les sorties de l'outil HunanN2 et de l'outil metaphlan2.</text:p>
      <text:p text:style-name="P91">L'outil requiert deux fichiers d'entrée, prend en compte un paramètre et fournit un fichier en sortie.</text:p>
      <text:p text:style-name="P91">Pour le <text:span text:style-name="T40">wrapper</text:span> lié à cet outil, nous avons créé deux tests et généré un fichier d'entrée ainsi que deux fichiers de sortie.</text:p>
      <text:p text:style-name="P91"/>
      <text:p text:style-name="P103">plot_generic_x_y_plot :</text:p>
      <text:p text:style-name="P91"><text:tab/>L'outil créé un diagramme en nuage de points à partir d'un fichier au format tabular.</text:p>
      <text:p text:style-name="P91">L'outil requiert un fichier d'entrée, prend en compte quinze paramètres et fournit un fichier en sortie.</text:p>
      <text:p text:style-name="P91">Pour le <text:span text:style-name="T40">wrapper</text:span> lié à cet outil, nous avons créé un test et généré un fichier d'entrée et un fichier de sortie.</text:p>
      <text:p text:style-name="P68"><text:span text:style-name="T59"/></text:p>
      <text:p text:style-name="P86"><text:span text:style-name="T71">normalize_dataset :</text:span></text:p>
      <text:p text:style-name="P91"><text:tab/>Cet outil permet de normaliser chaque colonne ou chaque ligne et présente les résultats sous forme de proportion ou de pourcentage.</text:p>
      <text:p text:style-name="P91">L'outil requiert un fichier d'entrée, prend en compte deux paramètres et fournit un fichier en sortie.</text:p>
      <text:p text:style-name="P91">Il n'y a qu'un <text:span text:style-name="T40">wrapper</text:span> lié à cet outil, pour lequel nous avons créé trois tests et généré un fichier d'entrée ainsi que trois fichiers de sortie.</text:p>
      <text:p text:style-name="P91"/>
      <text:p text:style-name="P103">fasta_add_barcode :</text:p>
      <text:p text:style-name="P91"><text:tab/>Cet outil ajoute un « code barre » au début de chaque séquence sur un fichier au format FastA.</text:p>
      <text:p text:style-name="P91">L'outil requiert deux fichiers en entrée et fournit un fichier en sortie. Cet outil ne demande pas de paramètres. Un seul <text:span text:style-name="T40">wrapper</text:span> est lié à cet outil, pour lequel nous avons créé un test et généré les deux fichiers d'entrée ainsi que le fichier de sortie.</text:p>
      <text:p text:style-name="P91"/>
      <text:p text:style-name="P103">plot_grouped_barplot :</text:p>
      <text:p text:style-name="P91"><text:tab/>L'outil crée un diagramme de barres à partir d'un fichier au format tabular.</text:p>
      <text:p text:style-name="P91">L'outil requiert un fichier d'entrée, prend en compte quinze paramètres et fournit un fichier en sortie.</text:p>
      <text:p text:style-name="P91">Pour le <text:span text:style-name="T47">wrapper</text:span> lié à cet outil, nous avons créé un test et généré un fichier d'entrée et un fichier de sortie.</text:p>
      <text:p text:style-name="P91"/>
      <text:p text:style-name="P97"><text:tab/>Lors du développement de cet outil, nous avons été face à un cas particulier. L'outil requiert plusieurs fois une même donnée d'entrée ou un groupe de données.</text:p>
      <text:p text:style-name="P97">Présenté ainsi dans la section ''inputs'' :</text:p>
      <text:p text:style-name="P97"/>
      <text:p text:style-name="P107"><text:soft-page-break/>&lt;repeat name="samples" title="Add sample information''&gt;<text:tab/><text:tab/><text:tab/><text:tab/>&lt;param name="name" … /&gt;<text:tab/><text:tab/><text:tab/><text:tab/><text:tab/><text:tab/><text:tab/>&lt;param name="column_id" … /&gt;<text:tab/><text:tab/><text:tab/><text:tab/><text:tab/><text:tab/>&lt;param name="color" … /&gt;<text:tab/><text:tab/><text:tab/><text:tab/><text:tab/><text:tab/> <text:s text:c="8"/>&lt;/repeat&gt;</text:p>
      <text:p text:style-name="P91"/>
      <text:p text:style-name="P91">Dans la section ''tests'' les paramètres doivent être présentés de la façon suivante :</text:p>
      <text:p text:style-name="P91"/>
      <text:p text:style-name="programming">&lt;test&gt;<text:tab/><text:tab/><text:tab/><text:tab/><text:tab/><text:tab/><text:tab/><text:tab/><text:tab/><text:tab/><text:tab/><text:tab/>&lt;param name="samples_0|name" value=" … "/&gt;<text:tab/><text:tab/><text:tab/><text:tab/>&lt;param name="samples_0|column_id" value=" … "/&gt;<text:tab/><text:tab/><text:tab/><text:tab/>&lt;param name="samples_0|color" value=" … "/&gt;<text:tab/><text:tab/><text:tab/><text:tab/>&lt;param name="samples_1|name" value=" … "/&gt;<text:tab/><text:tab/><text:tab/><text:tab/>&lt;param name="samples_1|column_id" value=" … "/&gt;<text:tab/><text:tab/><text:tab/>&lt;param name="samples_1|color" value=" … "/&gt;<text:tab/><text:tab/><text:tab/><text:tab/> &lt;/test&gt;</text:p>
      <text:p text:style-name="P91"/>
      <text:p text:style-name="P91"><text:tab/>Afin de trouver la forme correcte pour les tests, il a fallu effectuer des recherches pour trouver des exemples d'outils présentant cette particularité et disposant de tests.</text:p>
      <text:p text:style-name="P66"/>
      <text:p text:style-name="P89"><text:span text:style-name="T65">plot_barplot :</text:span></text:p>
      <text:p text:style-name="P91"><text:tab/>Cet outil crée un diagramme de barres à partir d'un fichier au format tabular.</text:p>
      <text:p text:style-name="P91">L'outil requiert un fichier d'entrée, prend en compte douze paramètres et fournit un fichier en sortie.</text:p>
      <text:p text:style-name="P91">Pour le <text:span text:style-name="T40">wrapper</text:span> lié à cet outil, nous avons créé deux tests et généré un fichier d'entrée ainsi que deux fichiers de sortie.</text:p>
      <text:p text:style-name="P91"/>
      <text:p text:style-name="P103">compare_humann2_output :</text:p>
      <text:p text:style-name="P91"><text:tab/>L'outil compare le contenu de différents fichiers de sortie de humann2 et renvoie les familles de gènes et voies métaboliques similaires entre les fichiers. <text:span text:style-name="T87">Cet outil renvoie aussi</text:span> les plus abondantes et celles qui sont spécifiques aux différents fichiers.</text:p>
      <text:p text:style-name="P91">L'outil prend en compte nombre indéfini de fichiers d'entrée, un paramètre présent autant de fois qu'il y a de fichiers d'entrée, un second paramètre et fournit trois fichiers en sortie ainsi qu'un nombre de fichiers de sortie supplémentaires équivalent au nombre de fichiers d'entrée.</text:p>
      <text:p text:style-name="P91">Pour le <text:span text:style-name="T40">wrapper</text:span> lié à cet outil, nous avons créé un test et généré deux fichiers d'entrée ainsi que cinq fichiers de sortie.</text:p>
      <text:p text:style-name="P91"/>
      <text:p text:style-name="P91"><text:tab/>L'outil renvoie un nombre de fichiers de sortie inconnu à l'avance dépendant des fichiers d'entrée ou de certains paramètres. Ils sont fournis par l'outil dans un dossier. Le problème est que Galaxy ne peut pas traiter de <text:soft-page-break/>dossier. Il faut donc passer par une collection :</text:p>
      <text:p text:style-name="P91"/>
      <text:p text:style-name="programming">&lt;collection name="specific_files" type="list"&gt;<text:tab/><text:tab/><text:tab/><text:tab/>&lt;discover_datasets pattern="__designation_and_ext__" directory="dossier"/&gt; <text:s/>&lt;/collection&gt;</text:p>
      <text:p text:style-name="P91"/>
      <text:p text:style-name="P91">Voici les données de test correspondantes :</text:p>
      <text:p text:style-name="P91"/>
      <text:p text:style-name="programming">&lt;output_collection name="specific_files" type="list"&gt;<text:tab/><text:tab/><text:tab/><text:tab/>&lt;element name="nom spécifique" file="sortie1.txt" /&gt;<text:tab/><text:tab/><text:tab/>&lt;element name="nom spécifique" file="sortie2.txt" /&gt;<text:tab/> <text:s/>&lt;/output_collection&gt;</text:p>
      <text:p text:style-name="P91"/>
      <text:p text:style-name="P91">La particularité de ce type de sortie est qu'il faut le gérer différemment, selon l'outil.</text:p>
      <text:p text:style-name="P91">Les paramètres de ''discover_datasets pattern'' peuvent être modifiés pour changer le fonctionnement de la collection et le nom lié à ''element name'' dépend totalement de l'outil utilisé.</text:p>
      <text:p text:style-name="P91">Il faut donc chercher des exemples et effectuer des tests à l'aveugle.</text:p>
      <text:p text:style-name="P69"/>
      <text:p text:style-name="P87"><text:span text:style-name="T11">export2graphlan :</text:span></text:p>
      <text:p text:style-name="P91"><text:tab/>Cet outil permet de convertir des fichiers issus de MetaPhlAn, LefSe, ou HUMAnN afin qu'ils soient compatibles avec l'outil graphlan.</text:p>
      <text:p text:style-name="P91">L'outil requiert un fichier d'entrée, prend en compte vinght-six paramètres et fournit deux fichiers en sortie.</text:p>
      <text:p text:style-name="P91">Pour le <text:span text:style-name="T40">wrapper</text:span> lié à cet outil, nous avons réécrit un test.</text:p>
      <text:p text:style-name="P91"/>
      <text:p text:style-name="P103">format_metaphlan2_output :</text:p>
      <text:p text:style-name="P91"><text:tab/>Génère neuf fichiers à partir d'une sortie de l'outil metaphlan. Les huit premiers reprennent les abondances liées aux différents groupes pour chaque niveau taxonomique (ordre, famille, espèce, etc.) . Le dernier reprend tous les niveaux taxonomiques et les abondances correspondantes.</text:p>
      <text:p text:style-name="P91">L'outil requiert un fichier d'entrée et fournit neuf fichiers en sortie. Il ne prend pas en compte de paramètres.</text:p>
      <text:p text:style-name="P91">Pour le <text:span text:style-name="T40">wrapper</text:span> lié à cet outil, nous avons <text:span text:style-name="T91">édité un test et </text:span>modifié huit fichiers de sortie.</text:p>
      <text:p text:style-name="P91"/>
      <text:p text:style-name="P103">cdhit :</text:p>
      <text:p text:style-name="P91"><text:tab/>Les options de cdhit pour lesquelles il a fallu fournir des données de test permettent de regrouper les séquences fournies afin de former des clusters. Deux <text:span text:style-name="T40">wrappers</text:span> sont liés à cet outil. Celui de l'option cd_hit_est et celui de cd_hit_protein.</text:p>
      <text:p text:style-name="P91"/>
      <text:p text:style-name="P91"><text:tab/><text:span text:style-name="T13">cd_hit_est :</text:span></text:p>
      <text:p text:style-name="P91"><text:tab/>Regroupe des séquences nucléotidiques.</text:p>
      <text:p text:style-name="P91"><text:soft-page-break/>L'outil requiert un fichier d'entrée, prend en compte cinq paramètres et fournit deux fichiers en sortie.</text:p>
      <text:p text:style-name="P91">Pour le <text:span text:style-name="T40">wrapper</text:span> lié à cet outil, nous avons réécrit un test et généré deux fichiers de sortie.</text:p>
      <text:p text:style-name="P91"/>
      <text:p text:style-name="P91"><text:tab/><text:span text:style-name="T13">cd_hit_protein :</text:span></text:p>
      <text:p text:style-name="P91"><text:tab/>Regroupe des séquences protéiques.</text:p>
      <text:p text:style-name="P91">L'outil requiert un fichier d'entrée, prend en compte six paramètres et fournit deux fichiers en sortie.</text:p>
      <text:p text:style-name="P91">Pour le <text:span text:style-name="T40">wrapper</text:span> lié à cet outil, nous avons réécrit un test et généré deux fichiers de sortie.</text:p>
      <text:p text:style-name="P91"/>
      <text:p text:style-name="P87"><text:span text:style-name="T10">extract_sequence_file :</text:span></text:p>
      <text:p text:style-name="P91"><text:tab/>Cet outil extrait des informations des fichiers de séquences métagénomiques. Il peut aussi convertir un fichier au format FastQ en un fichier au format FastA.</text:p>
      <text:p text:style-name="P100">L'outil requiert un fichier d'entrée, prend en compte jusqu'à quinze paramètres, et fournit deux ou trois fichiers en sortie, selon les paramètres sélectionnés. <text:s/><text:span text:style-name="T91">Les deux fichiers fournis dans un cas sont différents des trois fournis dans l'autre.</text:span></text:p>
      <text:p text:style-name="P100">Pour le <text:span text:style-name="T40">wrapper</text:span> lié à cet outil, nous avons créé deux tests. Nous avons généré cinq fichiers de sortie, deux pour le premier et trois pour le second.</text:p>
      <text:p text:style-name="P91"/>
      <text:p text:style-name="P103">format_cd_hit_output :</text:p>
      <text:p text:style-name="P91"><text:tab/>Cet outil permet de formater les sorties de cd-hit afin de renommer les séquences représentatives avec les noms des clusters mais aussi d'extraire la distribution des catégories au sein des clusters.</text:p>
      <text:p text:style-name="P91">L'outil nécessite deux fichiers en entrée, nécessite quatre paramètres et fournit un fichier en sortie.</text:p>
      <text:p text:style-name="P91">Pour le <text:span text:style-name="T40">wrapper</text:span> lié à cet outil, nous avons réécrit un test et généré deux fichiers de sortie.</text:p>
      <text:p text:style-name="P66"><text:span text:style-name="T38"/></text:p>
      <text:p text:style-name="P87"><text:span text:style-name="T10">GraphLan :</text:span></text:p>
      <text:p text:style-name="P91"><text:tab/>Cet outil crée un arbre phylogénétique circulaire à partir des données phylogénétiques fournies.</text:p>
      <text:p text:style-name="P91">Deux <text:span text:style-name="T40">wrappers</text:span> sont liés à cet outil. Le premier correspond à l'outil graphlan et le second est lié à graphlan_annotate une option de l'outil.</text:p>
      <text:p text:style-name="P98"><text:tab/><text:span text:style-name="T13">Graphlan :</text:span></text:p>
      <text:p text:style-name="P98"><text:tab/>L'outil requiert un fichier d'entrée, prend en compte quatre paramètres et fournit un fichier en sortie.</text:p>
      <text:p text:style-name="P91">Pour le <text:span text:style-name="T40">wrapper</text:span> lié à cet outil, nous avons réécrit un test et généré un fichier d'entrée ainsi qu'un fichier de sortie.</text:p>
      <text:p text:style-name="P91"/>
      <text:p text:style-name="P91"><text:tab/>Lors du développement de cet outil, nous avons obtenu une erreur particulière, il s'agissait d'une erreur due à un problème de dépendance. Pour corriger ce genre d'erreur il faut se renseigner sur les dépendances, notamment <text:soft-page-break/>via la documentation ou le rapport d'erreur du test, puis installer ou mettre à jour ce qui est nécessaire.</text:p>
      <text:p text:style-name="P91"><text:tab/>Pour l'outil graphlan, il a fallu mettre à jour la dépendance ''graphlan'' en passant de 0.9.7 à 1.0.0.</text:p>
      <text:p text:style-name="P91"/>
      <text:p text:style-name="P91"><text:tab/><text:span text:style-name="T13">graphlan_annotate :</text:span></text:p>
      <text:p text:style-name="P91"><text:tab/>Permet d'annoter les fichiers d'entrée de graphlan et ajoute des informations supplémentaires modifiant l'aspect structurel ou graphique de l'arbre phylogénétique produit par graphlan.</text:p>
      <text:p text:style-name="P91">L'outil requiert deux fichiers en entrée et fournit un fichier en sortie. Cet outil ne demande pas de paramètres.</text:p>
      <text:p text:style-name="P91">Pour le <text:span text:style-name="T40">wrapper</text:span> lié à cet outil, nous avons réécrit un test et généré l'un des deux fichiers d'entrée ainsi que le fichier de sortie.</text:p>
      <text:p text:style-name="P66"><text:span text:style-name="T15"/></text:p>
      <text:p text:style-name="P88"><text:span text:style-name="T70">HumanN2 :</text:span></text:p>
      <text:p text:style-name="P91"><text:tab/>Humann2 permet d'analyser des données de séquençage métagénomique et métatranscriptomique issues d'un microbiote. Cela, afin de déterminer la présence ou l'absence, mais aussi l'abondance, de voies métaboliques ainsi que de familles de gènes au sein de ce microbiote.</text:p>
      <text:p text:style-name="P91">Neuf <text:span text:style-name="T40">wrappers</text:span> sont liés à cet outil cependant nous n'avons du produire de données de test que pour six d'entre eux.</text:p>
      <text:p text:style-name="P91"/>
      <text:p text:style-name="P91"><text:tab/><text:span text:style-name="T13">humann2_join_tables :</text:span></text:p>
      <text:p text:style-name="P91"><text:tab/>Permet de fusionner plusieurs fichiers contenant des tables de gènes ou de chemins en un seul.</text:p>
      <text:p text:style-name="P91">L'outil prend un nombre indéfini de fichiers en entrée et fournit un fichier en sortie. Il ne demande pas de paramètres.</text:p>
      <text:p text:style-name="P91">Pour le <text:span text:style-name="T40">wrapper</text:span> lié à cet outil, nous avons réécrit un test et généré deux fichiers d'entrée et un fichier de sortie.</text:p>
      <text:p text:style-name="P91"/>
      <text:p text:style-name="P91"><text:tab/><text:span text:style-name="T87">Lors du développement du test de cet outil, nous avons fait face à un problème particulier. En effet, lorsque l'on </text:span>utilis<text:span text:style-name="T88">e</text:span> d'un outil à travers un <text:span text:style-name="T40">wrapper</text:span>, on observe que les fichiers d'entrée sont automatiquement renommés data# (ex : data1, data65, etc.). Le nombre après ''data'' dépend de la position que tient le fichier, ce qui peut varier entre les tests. <text:span text:style-name="T88">Or l</text:span>'outil humann2_join_tables fusionne différent fichiers afin d'obtenir un tableau, comme <text:span text:style-name="T94">le Tableau 2</text:span>. Dans notre exemple l'outil a fusionné un fichier ''<text:span text:style-name="T58">humann2_Abundance</text:span>'' et un fichier ''humann2_Coverage''.</text:p>
      <text:p text:style-name="P23"><text:span text:style-name="T68"><text:tab/>Cependant, si les fichiers ne disposent pas d'en-tête comme celle présente sur le tableau </text:span><text:span text:style-name="T69">3</text:span><text:span text:style-name="T68"> (« humann2_Abundance ») alors l'outil va prendre le nom du fichier (un data#) pour nommer la colonne correspondante. Ce qui entraîne une erreur, étant donné que les data# varient a chaque lancement de test et donc que l'on observe une différence au niveau des en-têtes des fichiers.</text:span></text:p>
      <text:p text:style-name="P81"><text:span text:style-name="T67"><text:tab/>Ne disposant pas, à l'origine, de fichier avec un en-tête, il a fallu pratiquer de nombreux tests à l'aveugle avant de trouver l'origine de l'erreur.</text:span></text:p>
      <text:p text:style-name="P81"><text:span text:style-name="T67"/></text:p>
      <text:p text:style-name="P91"><text:soft-page-break/><text:tab/><text:span text:style-name="T13">humann2_reduce_table :</text:span></text:p>
      <text:p text:style-name="P91"><text:tab/>Diminue la taille d'une table (contenue dans un fichier) en triant les lignes, selon la fonction sélectionnée.</text:p>
      <text:p text:style-name="P91">L'outil requiert un fichier d'entrée, prend en compte deux paramètres et fournit un fichier en sortie.</text:p>
      <text:p text:style-name="P91">Pour le <text:span text:style-name="T40">wrapper</text:span> lié à cet outil, nous avons créé un test et généré un fichier d'entrée et un fichier de sortie.</text:p>
      <text:p text:style-name="P91"/>
      <text:p text:style-name="P91"><text:tab/><text:span text:style-name="T13">humann2_regroup_table :</text:span></text:p>
      <text:p text:style-name="P91"><text:tab/>Fusionne les tables d'un même fichier afin de n'en avoir plus qu'une.</text:p>
      <text:p text:style-name="P91">L'outil requiert un fichier d'entrée, prend en compte trois paramètres et fournit un fichier en sortie.</text:p>
      <text:p text:style-name="P91">Pour le <text:span text:style-name="T40">wrapper</text:span> lié à cet outil, nous avons réécrit un test, écrit un second test et généré un fichier d'entrée ainsi que deux fichiers de sortie.</text:p>
      <text:p text:style-name="P91"/>
      <text:p text:style-name="P91"><text:tab/><text:span text:style-name="T13">humann2_rename_table :</text:span></text:p>
      <text:p text:style-name="P91"><text:tab/>Renomme les différentes tables d'un fichier.</text:p>
      <text:p text:style-name="P91">L'outil requiert deux fichiers d'entrée, prend en compte deux paramètres et fournit un fichier en sortie.</text:p>
      <text:p text:style-name="P91">Pour le <text:span text:style-name="T40">wrapper</text:span> lié à cet outil, nous avons créé un test et généré deux fichiers d'entrée et un fichier de sortie.</text:p>
      <text:p text:style-name="P91"/>
      <text:p text:style-name="P91"><text:tab/><text:span text:style-name="T13">humann2_renorm_table :</text:span></text:p>
      <text:p text:style-name="P91"><text:tab/>Normalise le contenu du fichier qui lui est confié, soit en copies par millions, soit en abondance relative.</text:p>
      <text:p text:style-name="P91">L'outil requiert un fichier d'entrée, prend en compte un paramètre et fournit un fichier en sortie.</text:p>
      <text:p text:style-name="P91">Pour le <text:span text:style-name="T40">wrapper</text:span> lié à cet outil, nous avons généré un fichier d'entrée et un fichier de sortie.</text:p>
      <text:p text:style-name="P91"/>
      <text:p text:style-name="P98"><text:tab/><text:span text:style-name="T13">humann2_split_table :</text:span> </text:p>
      <text:p text:style-name="P98"><text:tab/>Sépare les tables rassemblées dans un seul fichier avec <text:span text:style-name="T92">''</text:span><text:span text:style-name="T47">hunann2_join_tables</text:span><text:span text:style-name="T48">''</text:span>.</text:p>
      <text:p text:style-name="P91">L'outil requiert un fichier en entrée et fournit un nombre indéfini de fichiers en sortie. Il ne demande pas de paramètres.</text:p>
      <text:p text:style-name="P91">Pour le <text:span text:style-name="T40">wrapper</text:span> lié à cet outil, nous avons réécrit un test et généré deux fichiers d'entrée et un fichier de sortie.</text:p>
      <text:p text:style-name="P91"><text:tab/>On retrouve pour cet outil la même particularité que pour <text:span text:style-name="T92">''</text:span><text:span text:style-name="T47">compare_humann2_output</text:span><text:span text:style-name="T48">''</text:span><text:span text:style-name="T47">.</text:span> Il a donc fallu effectuer des tests en aveugle pour déterminer les paramètres corrects de la ''collection''.</text:p>
      <text:p text:style-name="P67"><text:span text:style-name="T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ans-serif"/>
    <style:font-face style:name="sans-serif" svg:font-family="sans-serif"/>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Mukti Narrow" svg:font-family="'Mukti Narrow'" style:font-adornments="Regular"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5f_introduction_7e_LT_7e_Gliederung_20_1" style:display-name="Master_introduction~LT~Gliederung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Gliederung_20_2" style:display-name="Master_introduction~LT~Gliederung 2" style:family="paragraph" style:parent-style-name="Master_5f_introduction_7e_LT_7e_Gliederung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introduction_7e_LT_7e_Gliederung_20_3" style:display-name="Master_introduction~LT~Gliederung 3" style:family="paragraph" style:parent-style-name="Master_5f_introduction_7e_LT_7e_Gliederung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introduction_7e_LT_7e_Gliederung_20_4" style:display-name="Master_introduction~LT~Gliederung 4" style:family="paragraph" style:parent-style-name="Master_5f_introduction_7e_LT_7e_Gliederung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5" style:display-name="Master_introduction~LT~Gliederung 5" style:family="paragraph" style:parent-style-name="Master_5f_introduction_7e_LT_7e_Gliederung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6" style:display-name="Master_introduction~LT~Gliederung 6" style:family="paragraph" style:parent-style-name="Master_5f_introduction_7e_LT_7e_Gliederung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7" style:display-name="Master_introduction~LT~Gliederung 7" style:family="paragraph" style:parent-style-name="Master_5f_introduction_7e_LT_7e_Gliederung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8" style:display-name="Master_introduction~LT~Gliederung 8" style:family="paragraph" style:parent-style-name="Master_5f_introduction_7e_LT_7e_Gliederung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Gliederung_20_9" style:display-name="Master_introduction~LT~Gliederung 9" style:family="paragraph" style:parent-style-name="Master_5f_introduction_7e_LT_7e_Gliederung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introduction_7e_LT_7e_Titel" style:display-name="Master_introductio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Untertitel" style:display-name="Master_introductio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Notizen" style:display-name="Master_introdu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introduction_7e_LT_7e_Hintergrundobjekte" style:display-name="Master_introdu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introduction_7e_LT_7e_Hintergrund" style:display-name="Master_introdu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1" style:display-name="Master_process~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Gliederung_20_2" style:display-name="Master_process~LT~Gliederung 2" style:family="paragraph" style:parent-style-name="Master_5f_process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process_7e_LT_7e_Gliederung_20_3" style:display-name="Master_process~LT~Gliederung 3" style:family="paragraph" style:parent-style-name="Master_5f_process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process_7e_LT_7e_Gliederung_20_4" style:display-name="Master_process~LT~Gliederung 4" style:family="paragraph" style:parent-style-name="Master_5f_process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5" style:display-name="Master_process~LT~Gliederung 5" style:family="paragraph" style:parent-style-name="Master_5f_process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6" style:display-name="Master_process~LT~Gliederung 6" style:family="paragraph" style:parent-style-name="Master_5f_process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7" style:display-name="Master_process~LT~Gliederung 7" style:family="paragraph" style:parent-style-name="Master_5f_process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8" style:display-name="Master_process~LT~Gliederung 8" style:family="paragraph" style:parent-style-name="Master_5f_process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Gliederung_20_9" style:display-name="Master_process~LT~Gliederung 9" style:family="paragraph" style:parent-style-name="Master_5f_process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process_7e_LT_7e_Titel" style:display-name="Master_process~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Untertitel" style:display-name="Master_process~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Notizen" style:display-name="Master_process~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process_7e_LT_7e_Hintergrundobjekte" style:display-name="Master_proces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process_7e_LT_7e_Hintergrund" style:display-name="Master_proces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Gliederung_20_1" style:display-name="master_travai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Gliederung_20_2" style:display-name="master_travail~LT~Gliederung 2" style:family="paragraph" style:parent-style-name="master_5f_travai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travail_7e_LT_7e_Gliederung_20_3" style:display-name="master_travail~LT~Gliederung 3" style:family="paragraph" style:parent-style-name="master_5f_travai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travail_7e_LT_7e_Gliederung_20_4" style:display-name="master_travail~LT~Gliederung 4" style:family="paragraph" style:parent-style-name="master_5f_travai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5" style:display-name="master_travail~LT~Gliederung 5" style:family="paragraph" style:parent-style-name="master_5f_travai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6" style:display-name="master_travail~LT~Gliederung 6" style:family="paragraph" style:parent-style-name="master_5f_travai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7" style:display-name="master_travail~LT~Gliederung 7" style:family="paragraph" style:parent-style-name="master_5f_travai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8" style:display-name="master_travail~LT~Gliederung 8" style:family="paragraph" style:parent-style-name="master_5f_travai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Gliederung_20_9" style:display-name="master_travail~LT~Gliederung 9" style:family="paragraph" style:parent-style-name="master_5f_travai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travail_7e_LT_7e_Titel" style:display-name="master_travai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Untertitel" style:display-name="master_travai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Notizen" style:display-name="master_travai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travail_7e_LT_7e_Hintergrundobjekte" style:display-name="master_travai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travail_7e_LT_7e_Hintergrund" style:display-name="master_travai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Gliederung_20_1" style:display-name="master_concl~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Gliederung_20_2" style:display-name="master_concl~LT~Gliederung 2" style:family="paragraph" style:parent-style-name="master_5f_concl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5f_concl_7e_LT_7e_Gliederung_20_3" style:display-name="master_concl~LT~Gliederung 3" style:family="paragraph" style:parent-style-name="master_5f_concl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5f_concl_7e_LT_7e_Gliederung_20_4" style:display-name="master_concl~LT~Gliederung 4" style:family="paragraph" style:parent-style-name="master_5f_concl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5" style:display-name="master_concl~LT~Gliederung 5" style:family="paragraph" style:parent-style-name="master_5f_concl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6" style:display-name="master_concl~LT~Gliederung 6" style:family="paragraph" style:parent-style-name="master_5f_concl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7" style:display-name="master_concl~LT~Gliederung 7" style:family="paragraph" style:parent-style-name="master_5f_concl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8" style:display-name="master_concl~LT~Gliederung 8" style:family="paragraph" style:parent-style-name="master_5f_concl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Gliederung_20_9" style:display-name="master_concl~LT~Gliederung 9" style:family="paragraph" style:parent-style-name="master_5f_concl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5f_concl_7e_LT_7e_Titel" style:display-name="master_concl~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Untertitel" style:display-name="master_concl~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Notizen" style:display-name="master_concl~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_5f_concl_7e_LT_7e_Hintergrundobjekte" style:display-name="master_concl~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_5f_concl_7e_LT_7e_Hintergrund" style:display-name="master_concl~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programming" style:family="paragraph" style:parent-style-name="Default" style:default-outline-level="" style:master-page-name="">
      <loext:graphic-properties draw:fill="solid" draw:fill-color="#dddddd" draw:fill-image-width="0cm" draw:fill-image-height="0cm"/>
      <style:paragraph-properties fo:margin-left="0cm" fo:margin-right="0cm" fo:margin-top="0cm" fo:margin-bottom="0cm" loext:contextual-spacing="false" fo:line-height="115%" fo:text-align="justify" style:justify-single-word="false" fo:text-indent="0cm" style:auto-text-indent="false" style:page-number="auto" fo:background-color="#dddddd" fo:padding="0.049cm" fo:border="0.06pt solid #000000" style:shadow="none" style:join-border="false">
        <style:tab-stops/>
        <style:drop-cap/>
      </style:paragraph-properties>
      <style:text-properties fo:color="#000000" style:font-name="Liberation Serif1" fo:font-family="'Liberation Serif'" style:font-style-name="Regular" style:font-family-generic="roman" style:font-pitch="variable" fo:font-size="12pt" officeooo:rsid="005d013a" fo:background-color="transparent" style:text-overline-style="none" style:text-overline-color="font-color"/>
    </style:style>
    <style:style style:name="Drawing" style:family="paragraph" style:parent-style-name="Caption" style:class="extra"/>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Contents_20_Heading" style:display-name="Contents Heading" style:family="paragraph" style:parent-style-name="Heading"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 style:family="paragraph" style:parent-style-name="Caption" style:class="extra"/>
    <style:style style:name="Illustration_20_Index_20_1" style:display-name="Illustration Index 1" style:family="paragraph" style:parent-style-name="Index" style:class="index"/>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Heading" style:display-name="Index Heading" style:family="paragraph" style:parent-style-name="Heading" style:class="index"/>
    <style:style style:name="Index_20_Separator" style:display-name="Index Separator" style:family="paragraph" style:parent-style-name="Index" style:class="index"/>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End" style:display-name="List 2 End" style:family="paragraph" style:parent-style-name="List" style:class="list"/>
    <style:style style:name="List_20_2_20_Start" style:display-name="List 2 Start" style:family="paragraph" style:parent-style-name="List" style:class="list"/>
    <style:style style:name="List_20_3" style:display-name="List 3" style:family="paragraph" style:parent-style-name="List" style:class="list"/>
    <style:style style:name="List_20_3_20_Cont." style:display-name="List 3 Cont." style:family="paragraph" style:parent-style-name="List" style:class="list"/>
    <style:style style:name="List_20_3_20_End" style:display-name="List 3 End"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4_20_Cont." style:display-name="List 4 Cont." style:family="paragraph" style:parent-style-name="List" style:class="list"/>
    <style:style style:name="List_20_4_20_End" style:display-name="List 4 End" style:family="paragraph" style:parent-style-name="List" style:class="list"/>
    <style:style style:name="List_20_4_20_Start" style:display-name="List 4 Start" style:family="paragraph" style:parent-style-name="List" style:class="list"/>
    <style:style style:name="List_20_5" style:display-name="List 5" style:family="paragraph" style:parent-style-name="List" style:class="list"/>
    <style:style style:name="List_20_5_20_Cont." style:display-name="List 5 Cont." style:family="paragraph" style:parent-style-name="List" style:class="list"/>
    <style:style style:name="List_20_5_20_End" style:display-name="List 5 End" style:family="paragraph" style:parent-style-name="List" style:class="list"/>
    <style:style style:name="List_20_5_20_Start" style:display-name="List 5 Start" style:family="paragraph" style:parent-style-name="List" style:class="list"/>
    <style:style style:name="List_20_Indent" style:display-name="List Indent" style:family="paragraph" style:parent-style-name="Text_20_body" style:class="text"/>
    <style:style style:name="Marginalia" style:family="paragraph" style:parent-style-name="Text_20_body" style:class="text"/>
    <style:style style:name="Numbering_20_1" style:display-name="Numbering 1" style:family="paragraph" style:parent-style-name="List" style:class="lis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Numbering_20_2" style:display-name="Numbering 2"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Numbering_20_2_20_Start" style:display-name="Numbering 2 Start" style:family="paragraph" style:parent-style-name="List" style:class="list"/>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4_20_End" style:display-name="Numbering 4 End" style:family="paragraph" style:parent-style-name="List" style:class="lis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Object_20_index_20_heading" style:display-name="Object index heading" style:family="paragraph" style:parent-style-name="Heading" style:class="index"/>
    <style:style style:name="Table" style:family="paragraph" style:parent-style-name="Caption" style:class="extra"/>
    <style:style style:name="Table_20_index_20_1" style:display-name="Table index 1" style:family="paragraph" style:parent-style-name="Index" style:class="index"/>
    <style:style style:name="Table_20_index_20_heading" style:display-name="Table index heading" style:family="paragraph" style:parent-style-name="Heading" style:class="index"/>
    <style:style style:name="Text" style:family="paragraph" style:parent-style-name="Caption"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User_20_Index_20_Heading" style:display-name="User Index Heading" style:family="paragraph" style:parent-style-name="Heading" style:class="index"/>
    <style:style style:name="cit-prog"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Mukti Narrow" fo:font-family="'Mukti Narrow'" style:font-style-name="Regular" style:font-pitch="variable" fo:font-size="12pt" fo:font-weight="normal" officeooo:rsid="001221fa" style:font-size-asian="12pt" style:font-weight-asian="normal" style:font-size-complex="12pt" style:font-weight-complex="norm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493cm" fo:margin-right="2.50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14:01.045548999</meta:creation-date>
    <dc:date>2016-06-13T17:14:55.629996747</dc:date>
    <meta:editing-duration>PT6H52M32S</meta:editing-duration>
    <meta:editing-cycles>54</meta:editing-cycles>
    <meta:generator>LibreOffice/5.0.2.2$Linux_X86_64 LibreOffice_project/00m0$Build-2</meta:generator>
    <meta:document-statistic meta:table-count="0" meta:image-count="0" meta:object-count="0" meta:page-count="17" meta:paragraph-count="252" meta:word-count="5786" meta:character-count="36958" meta:non-whitespace-character-count="31238"/>
  </office:meta>
</office:document-meta>
</file>